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monospace"/>
    <style:font-face style:name="Mangal1" svg:font-family="Mangal"/>
    <style:font-face style:name="Meirio " svg:font-family="Meirio"/>
    <style:font-face style:name="Meiryo" svg:font-family="Meiryo"/>
    <style:font-face style:name="ＭＳ 明朝" svg:font-family="'ＭＳ 明朝'" style:font-family-generic="roman"/>
    <style:font-face style:name="メイリオ2" svg:font-family="メイリオ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1" fo:font-size="9pt" fo:font-style="normal" officeooo:rsid="000f9db4" officeooo:paragraph-rsid="00294ba4" style:font-name-asian="メイリオ1" style:font-size-asian="9pt" style:language-asian="ja" style:country-asian="JP" style:font-style-asian="normal" style:font-size-complex="9pt" style:font-style-complex="normal"/>
    </style:style>
    <style:style style:name="P2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1" fo:font-size="9pt" fo:font-style="normal" officeooo:rsid="000f9db4" officeooo:paragraph-rsid="0029e0cb" style:font-name-asian="メイリオ1" style:font-size-asian="9pt" style:language-asian="ja" style:country-asian="JP" style:font-style-asian="normal" style:font-size-complex="9pt" style:font-style-complex="normal"/>
    </style:style>
    <style:style style:name="P3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1" fo:font-size="9pt" fo:font-style="normal" officeooo:rsid="000f9db4" officeooo:paragraph-rsid="002ad59a" style:font-name-asian="メイリオ1" style:font-size-asian="9pt" style:language-asian="ja" style:country-asian="JP" style:font-style-asian="normal" style:font-size-complex="9pt" style:font-style-complex="normal"/>
    </style:style>
    <style:style style:name="P4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1" fo:font-size="9pt" fo:font-style="normal" officeooo:rsid="000f9db4" officeooo:paragraph-rsid="002c9c98" style:font-name-asian="メイリオ1" style:font-size-asian="9pt" style:language-asian="ja" style:country-asian="JP" style:font-style-asian="normal" style:font-size-complex="9pt" style:font-style-complex="normal"/>
    </style:style>
    <style:style style:name="P5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1" fo:font-size="9pt" fo:font-style="normal" officeooo:rsid="000f9db4" officeooo:paragraph-rsid="002f369c" style:font-name-asian="メイリオ1" style:font-size-asian="9pt" style:language-asian="ja" style:country-asian="JP" style:font-style-asian="normal" style:font-size-complex="9pt" style:font-style-complex="normal"/>
    </style:style>
    <style:style style:name="P6" style:family="paragraph" style:parent-style-name="Standard">
      <style:paragraph-properties fo:line-height="0.388cm"/>
      <style:text-properties style:font-name="メイリオ1" fo:font-size="9pt" fo:font-style="normal" officeooo:rsid="000f9db4" officeooo:paragraph-rsid="00294ba4" style:font-name-asian="メイリオ1" style:font-size-asian="9pt" style:language-asian="ja" style:country-asian="JP" style:font-style-asian="normal" style:font-size-complex="9pt" style:font-style-complex="normal"/>
    </style:style>
    <style:style style:name="P7" style:family="paragraph" style:parent-style-name="Standard">
      <style:paragraph-properties fo:line-height="0.388cm"/>
      <style:text-properties style:font-name="メイリオ1" fo:font-size="9pt" fo:font-style="normal" officeooo:rsid="000f9db4" officeooo:paragraph-rsid="0029e0cb" style:font-name-asian="メイリオ1" style:font-size-asian="9pt" style:language-asian="ja" style:country-asian="JP" style:font-style-asian="normal" style:font-size-complex="9pt" style:font-style-complex="normal"/>
    </style:style>
    <style:style style:name="P8" style:family="paragraph" style:parent-style-name="Standard">
      <style:paragraph-properties fo:line-height="0.388cm"/>
      <style:text-properties style:font-name="メイリオ1" fo:font-size="9pt" fo:font-style="normal" officeooo:rsid="000f9db4" officeooo:paragraph-rsid="002ad59a" style:font-name-asian="メイリオ1" style:font-size-asian="9pt" style:language-asian="ja" style:country-asian="JP" style:font-style-asian="normal" style:font-size-complex="9pt" style:font-style-complex="normal"/>
    </style:style>
    <style:style style:name="P9" style:family="paragraph" style:parent-style-name="Standard">
      <style:paragraph-properties fo:line-height="0.388cm"/>
      <style:text-properties style:font-name="メイリオ1" fo:font-size="9pt" fo:font-style="normal" officeooo:rsid="000f9db4" officeooo:paragraph-rsid="002c9c98" style:font-name-asian="メイリオ1" style:font-size-asian="9pt" style:language-asian="ja" style:country-asian="JP" style:font-style-asian="normal" style:font-size-complex="9pt" style:font-style-complex="normal"/>
    </style:style>
    <style:style style:name="P10" style:family="paragraph" style:parent-style-name="Standard">
      <style:paragraph-properties fo:line-height="0.388cm"/>
      <style:text-properties style:font-name="メイリオ1" fo:font-size="9pt" fo:font-style="normal" officeooo:rsid="000f9db4" officeooo:paragraph-rsid="002f369c" style:font-name-asian="メイリオ1" style:font-size-asian="9pt" style:language-asian="ja" style:country-asian="JP" style:font-style-asian="normal" style:font-size-complex="9pt" style:font-style-complex="normal"/>
    </style:style>
    <style:style style:name="P11" style:family="paragraph" style:parent-style-name="Standard">
      <style:paragraph-properties fo:line-height="0.388cm"/>
      <style:text-properties style:font-name="メイリオ1" fo:font-size="9pt" fo:font-style="normal" officeooo:rsid="002232e1" officeooo:paragraph-rsid="00294ba4" style:font-name-asian="メイリオ1" style:font-size-asian="9pt" style:language-asian="ja" style:country-asian="JP" style:font-style-asian="normal" style:font-size-complex="9pt" style:font-style-complex="normal"/>
    </style:style>
    <style:style style:name="P12" style:family="paragraph" style:parent-style-name="Standard">
      <style:paragraph-properties fo:line-height="0.388cm"/>
      <style:text-properties style:font-name="メイリオ1" fo:font-size="9pt" fo:font-style="normal" officeooo:rsid="002232e1" officeooo:paragraph-rsid="002f369c" style:font-name-asian="メイリオ1" style:font-size-asian="9pt" style:language-asian="ja" style:country-asian="JP" style:font-style-asian="normal" style:font-size-complex="9pt" style:font-style-complex="normal"/>
    </style:style>
    <style:style style:name="P1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9pt" fo:font-style="normal" fo:font-weight="normal" officeooo:rsid="000f9db4" officeooo:paragraph-rsid="00294ba4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9pt" fo:font-style="normal" fo:font-weight="normal" officeooo:rsid="000f9db4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0f9db4" officeooo:paragraph-rsid="00294ba4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0f9db4" officeooo:paragraph-rsid="002bb239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0f9db4" officeooo:paragraph-rsid="002c9c98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0f9db4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2232e1" officeooo:paragraph-rsid="00294ba4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2232e1" officeooo:paragraph-rsid="002bb239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2232e1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1bfa40" officeooo:paragraph-rsid="00294ba4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1bfa40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paragraph-rsid="00294ba4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1f5177" officeooo:paragraph-rsid="00294ba4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1f5177" officeooo:paragraph-rsid="002c9c98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1f5177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paragraph-rsid="00294ba4" style:font-name-asian="メイリオ1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paragraph-rsid="002f369c" style:font-name-asian="メイリオ1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line-height="0.388cm"/>
      <style:text-properties style:font-name="メイリオ1" fo:font-size="9pt" fo:font-style="normal" officeooo:paragraph-rsid="00294ba4" style:font-style-asian="normal" style:font-style-complex="normal"/>
    </style:style>
    <style:style style:name="P32" style:family="paragraph" style:parent-style-name="Standard">
      <style:paragraph-properties fo:line-height="0.388cm"/>
      <style:text-properties style:font-name="メイリオ1" fo:font-size="9pt" fo:font-style="normal" officeooo:paragraph-rsid="002f369c" style:font-style-asian="normal" style:font-style-complex="normal"/>
    </style:style>
    <style:style style:name="P33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1" fo:font-size="9pt" officeooo:rsid="000f9db4" officeooo:paragraph-rsid="00294ba4" style:font-name-asian="メイリオ1" style:font-size-asian="9pt" style:language-asian="ja" style:country-asian="JP" style:font-size-complex="9pt"/>
    </style:style>
    <style:style style:name="P34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1" fo:font-size="9pt" officeooo:rsid="000f9db4" officeooo:paragraph-rsid="0029e0cb" style:font-name-asian="メイリオ1" style:font-size-asian="9pt" style:language-asian="ja" style:country-asian="JP" style:font-size-complex="9pt"/>
    </style:style>
    <style:style style:name="P35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1" fo:font-size="9pt" officeooo:rsid="000f9db4" officeooo:paragraph-rsid="002ad59a" style:font-name-asian="メイリオ1" style:font-size-asian="9pt" style:language-asian="ja" style:country-asian="JP" style:font-size-complex="9pt"/>
    </style:style>
    <style:style style:name="P36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1" fo:font-size="9pt" officeooo:rsid="000f9db4" officeooo:paragraph-rsid="002c9c98" style:font-name-asian="メイリオ1" style:font-size-asian="9pt" style:language-asian="ja" style:country-asian="JP" style:font-size-complex="9pt"/>
    </style:style>
    <style:style style:name="P37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1" fo:font-size="9pt" officeooo:rsid="000f9db4" officeooo:paragraph-rsid="002f369c" style:font-name-asian="メイリオ1" style:font-size-asian="9pt" style:language-asian="ja" style:country-asian="JP" style:font-size-complex="9pt"/>
    </style:style>
    <style:style style:name="P38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1" fo:font-size="9pt" officeooo:rsid="000f9db4" officeooo:paragraph-rsid="003120ea" style:font-name-asian="メイリオ1" style:font-size-asian="9pt" style:language-asian="ja" style:country-asian="JP" style:font-size-complex="9pt"/>
    </style:style>
    <style:style style:name="P39" style:family="paragraph" style:parent-style-name="Standard">
      <style:paragraph-properties fo:line-height="0.388cm"/>
      <style:text-properties style:font-name="メイリオ1" fo:font-size="9pt" officeooo:rsid="000f9db4" officeooo:paragraph-rsid="00294ba4" style:font-name-asian="メイリオ1" style:font-size-asian="9pt" style:language-asian="ja" style:country-asian="JP" style:font-size-complex="9pt"/>
    </style:style>
    <style:style style:name="P40" style:family="paragraph" style:parent-style-name="Standard">
      <style:paragraph-properties fo:line-height="0.388cm"/>
      <style:text-properties style:font-name="メイリオ1" fo:font-size="9pt" officeooo:rsid="000f9db4" officeooo:paragraph-rsid="0029e0cb" style:font-name-asian="メイリオ1" style:font-size-asian="9pt" style:language-asian="ja" style:country-asian="JP" style:font-size-complex="9pt"/>
    </style:style>
    <style:style style:name="P41" style:family="paragraph" style:parent-style-name="Standard">
      <style:paragraph-properties fo:line-height="0.388cm"/>
      <style:text-properties style:font-name="メイリオ1" fo:font-size="9pt" officeooo:rsid="000f9db4" officeooo:paragraph-rsid="002ad59a" style:font-name-asian="メイリオ1" style:font-size-asian="9pt" style:language-asian="ja" style:country-asian="JP" style:font-size-complex="9pt"/>
    </style:style>
    <style:style style:name="P42" style:family="paragraph" style:parent-style-name="Standard">
      <style:paragraph-properties fo:line-height="0.388cm"/>
      <style:text-properties style:font-name="メイリオ1" fo:font-size="9pt" officeooo:rsid="000f9db4" officeooo:paragraph-rsid="002c9c98" style:font-name-asian="メイリオ1" style:font-size-asian="9pt" style:language-asian="ja" style:country-asian="JP" style:font-size-complex="9pt"/>
    </style:style>
    <style:style style:name="P43" style:family="paragraph" style:parent-style-name="Standard">
      <style:paragraph-properties fo:line-height="0.388cm"/>
      <style:text-properties style:font-name="メイリオ1" fo:font-size="9pt" officeooo:rsid="000f9db4" officeooo:paragraph-rsid="002f369c" style:font-name-asian="メイリオ1" style:font-size-asian="9pt" style:language-asian="ja" style:country-asian="JP" style:font-size-complex="9pt"/>
    </style:style>
    <style:style style:name="P44" style:family="paragraph" style:parent-style-name="Standard">
      <style:paragraph-properties fo:line-height="0.388cm" fo:text-align="start" style:justify-single-word="false"/>
      <style:text-properties style:font-name="メイリオ1" fo:font-size="9pt" officeooo:paragraph-rsid="00294ba4" style:font-name-asian="メイリオ1" style:font-size-asian="9pt" style:language-asian="ja" style:country-asian="JP" style:font-size-complex="9pt"/>
    </style:style>
    <style:style style:name="P45" style:family="paragraph" style:parent-style-name="Standard">
      <style:paragraph-properties fo:line-height="0.388cm" fo:text-align="start" style:justify-single-word="false"/>
      <style:text-properties style:font-name="メイリオ1" fo:font-size="9pt" officeooo:paragraph-rsid="002f369c" style:font-name-asian="メイリオ1" style:font-size-asian="9pt" style:language-asian="ja" style:country-asian="JP" style:font-size-complex="9pt"/>
    </style:style>
    <style:style style:name="P46" style:family="paragraph" style:parent-style-name="Standard">
      <style:paragraph-properties fo:line-height="0.388cm" fo:text-align="start" style:justify-single-word="false"/>
      <style:text-properties style:font-name="メイリオ1" fo:font-size="9pt" officeooo:rsid="001bfa40" officeooo:paragraph-rsid="00294ba4" style:font-name-asian="メイリオ1" style:font-size-asian="9pt" style:language-asian="ja" style:country-asian="JP" style:font-size-complex="9pt"/>
    </style:style>
    <style:style style:name="P47" style:family="paragraph" style:parent-style-name="Standard">
      <style:paragraph-properties fo:line-height="0.388cm" fo:text-align="start" style:justify-single-word="false"/>
      <style:text-properties style:font-name="メイリオ1" fo:font-size="9pt" officeooo:rsid="001bfa40" officeooo:paragraph-rsid="002f369c" style:font-name-asian="メイリオ1" style:font-size-asian="9pt" style:language-asian="ja" style:country-asian="JP" style:font-size-complex="9pt"/>
    </style:style>
    <style:style style:name="P48" style:family="paragraph" style:parent-style-name="Standard">
      <style:paragraph-properties fo:line-height="0.388cm" fo:text-align="start" style:justify-single-word="false"/>
      <style:text-properties style:font-name="メイリオ1" fo:font-size="9pt" officeooo:paragraph-rsid="00294ba4" style:font-name-asian="メイリオ1" style:font-size-asian="9pt" style:font-size-complex="9pt"/>
    </style:style>
    <style:style style:name="P49" style:family="paragraph" style:parent-style-name="Standard">
      <style:paragraph-properties fo:line-height="0.388cm" fo:text-align="start" style:justify-single-word="false"/>
      <style:text-properties style:font-name="メイリオ1" fo:font-size="9pt" officeooo:paragraph-rsid="002f369c" style:font-name-asian="メイリオ1" style:font-size-asian="9pt" style:font-size-complex="9pt"/>
    </style:style>
    <style:style style:name="P50" style:family="paragraph" style:parent-style-name="Standard">
      <style:paragraph-properties fo:line-height="0.388cm" fo:text-align="start" style:justify-single-word="false"/>
      <style:text-properties style:font-name="メイリオ1" fo:font-size="9pt" fo:font-weight="normal" officeooo:paragraph-rsid="00294ba4" style:font-name-asian="メイリオ1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line-height="0.388cm" fo:text-align="start" style:justify-single-word="false"/>
      <style:text-properties style:font-name="メイリオ1" fo:font-size="9pt" fo:font-weight="normal" officeooo:paragraph-rsid="002f369c" style:font-name-asian="メイリオ1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10.25pt" fo:font-style="normal" fo:font-weight="normal" officeooo:rsid="000f9db4" officeooo:paragraph-rsid="00294ba4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5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10.25pt" fo:font-style="normal" fo:font-weight="normal" officeooo:rsid="000f9db4" officeooo:paragraph-rsid="0029e0cb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5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10.25pt" fo:font-style="normal" fo:font-weight="normal" officeooo:rsid="000f9db4" officeooo:paragraph-rsid="002ad59a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5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10.25pt" fo:font-style="normal" fo:font-weight="normal" officeooo:rsid="000f9db4" officeooo:paragraph-rsid="002c9c98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5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10.25pt" fo:font-style="normal" fo:font-weight="normal" officeooo:rsid="000f9db4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57" style:family="paragraph" style:parent-style-name="Standard">
      <style:paragraph-properties fo:line-height="0.388cm" fo:text-align="start" style:justify-single-word="false"/>
      <style:text-properties style:font-name="メイリオ1" fo:font-size="10.25pt" fo:font-style="normal" fo:font-weight="normal" officeooo:rsid="000f9db4" officeooo:paragraph-rsid="00294ba4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58" style:family="paragraph" style:parent-style-name="Standard">
      <style:paragraph-properties fo:line-height="0.388cm" fo:text-align="start" style:justify-single-word="false"/>
      <style:text-properties style:font-name="メイリオ1" fo:font-size="10.25pt" fo:font-style="normal" fo:font-weight="normal" officeooo:rsid="000f9db4" officeooo:paragraph-rsid="002bb239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59" style:family="paragraph" style:parent-style-name="Standard">
      <style:paragraph-properties fo:line-height="0.388cm" fo:text-align="start" style:justify-single-word="false"/>
      <style:text-properties style:font-name="メイリオ1" fo:font-size="10.25pt" fo:font-style="normal" fo:font-weight="normal" officeooo:rsid="000f9db4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60" style:family="paragraph" style:parent-style-name="Standard">
      <style:paragraph-properties fo:line-height="0.388cm"/>
      <style:text-properties style:font-name="メイリオ1" fo:font-size="10.25pt" fo:font-style="normal" fo:font-weight="normal" officeooo:rsid="000f9db4" officeooo:paragraph-rsid="00294ba4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61" style:family="paragraph" style:parent-style-name="Standard">
      <style:paragraph-properties fo:line-height="0.388cm"/>
      <style:text-properties style:font-name="メイリオ1" fo:font-size="10.25pt" fo:font-style="normal" fo:font-weight="normal" officeooo:rsid="000f9db4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62" style:family="paragraph" style:parent-style-name="Standard">
      <style:paragraph-properties fo:line-height="0.388cm"/>
      <style:text-properties style:font-name="メイリオ1" fo:font-size="10.25pt" fo:font-style="normal" fo:font-weight="normal" officeooo:rsid="00278571" officeooo:paragraph-rsid="00294ba4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63" style:family="paragraph" style:parent-style-name="Standard">
      <style:paragraph-properties fo:line-height="0.388cm"/>
      <style:text-properties style:font-name="メイリオ1" fo:font-size="10.25pt" fo:font-style="normal" fo:font-weight="normal" officeooo:rsid="00278571" officeooo:paragraph-rsid="0029e0cb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64" style:family="paragraph" style:parent-style-name="Standard">
      <style:paragraph-properties fo:line-height="0.388cm"/>
      <style:text-properties style:font-name="メイリオ1" fo:font-size="10.25pt" fo:font-style="normal" fo:font-weight="normal" officeooo:rsid="00278571" officeooo:paragraph-rsid="002ad59a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65" style:family="paragraph" style:parent-style-name="Standard">
      <style:paragraph-properties fo:line-height="0.388cm"/>
      <style:text-properties style:font-name="メイリオ1" fo:font-size="10.25pt" fo:font-style="normal" fo:font-weight="normal" officeooo:rsid="00278571" officeooo:paragraph-rsid="002bb239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66" style:family="paragraph" style:parent-style-name="Standard">
      <style:paragraph-properties fo:line-height="0.388cm"/>
      <style:text-properties style:font-name="メイリオ1" fo:font-size="10.25pt" fo:font-style="normal" fo:font-weight="normal" officeooo:rsid="00278571" officeooo:paragraph-rsid="002c9c98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67" style:family="paragraph" style:parent-style-name="Standard">
      <style:paragraph-properties fo:line-height="0.388cm" fo:text-align="start" style:justify-single-word="false"/>
      <style:text-properties style:font-name="メイリオ1" fo:font-size="10.25pt" fo:font-style="normal" fo:font-weight="normal" officeooo:rsid="00278571" officeooo:paragraph-rsid="002c9c98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68" style:family="paragraph" style:parent-style-name="Standard">
      <style:paragraph-properties fo:line-height="0.388cm" fo:text-align="start" style:justify-single-word="false"/>
      <style:text-properties style:font-name="メイリオ1" fo:font-size="10.25pt" fo:font-style="normal" fo:font-weight="normal" officeooo:rsid="00278571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69" style:family="paragraph" style:parent-style-name="Standard">
      <style:paragraph-properties fo:line-height="0.388cm"/>
      <style:text-properties style:font-name="メイリオ1" fo:font-size="10.25pt" fo:font-style="normal" fo:font-weight="normal" officeooo:rsid="00278571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style:font-name="メイリオ1" fo:font-size="10.25pt" fo:font-style="normal" fo:font-weight="normal" officeooo:rsid="001bfa40" officeooo:paragraph-rsid="00294ba4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71" style:family="paragraph" style:parent-style-name="Standard">
      <style:paragraph-properties fo:line-height="100%" fo:text-align="start" style:justify-single-word="false"/>
      <style:text-properties style:font-name="メイリオ1" fo:font-size="10.25pt" fo:font-style="normal" fo:font-weight="normal" officeooo:rsid="001bfa40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7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10.25pt" fo:font-style="normal" fo:font-weight="normal" officeooo:rsid="0025fecc" officeooo:paragraph-rsid="00294ba4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7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1" fo:font-size="10.25pt" fo:font-style="normal" fo:font-weight="normal" officeooo:rsid="0025fecc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74" style:family="paragraph" style:parent-style-name="Standard">
      <style:paragraph-properties fo:line-height="0.388cm"/>
      <style:text-properties style:font-name="メイリオ1" fo:font-size="10.25pt" fo:font-style="normal" fo:font-weight="normal" officeooo:rsid="0029e0cb" officeooo:paragraph-rsid="0029e0cb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75" style:family="paragraph" style:parent-style-name="Standard">
      <style:paragraph-properties fo:line-height="0.388cm" fo:text-align="start" style:justify-single-word="false"/>
      <style:text-properties style:font-name="メイリオ1" fo:font-size="10.25pt" fo:font-style="normal" fo:font-weight="normal" officeooo:rsid="0029e0cb" officeooo:paragraph-rsid="0029e0cb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76" style:family="paragraph" style:parent-style-name="Standard">
      <style:paragraph-properties fo:line-height="0.388cm" fo:text-align="start" style:justify-single-word="false"/>
      <style:text-properties style:font-name="メイリオ1" fo:font-size="10.25pt" fo:font-style="normal" fo:font-weight="normal" officeooo:rsid="0029e0cb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77" style:family="paragraph" style:parent-style-name="Standard">
      <style:paragraph-properties fo:line-height="0.388cm"/>
      <style:text-properties style:font-name="メイリオ1" fo:font-size="10.25pt" fo:font-style="normal" fo:font-weight="normal" officeooo:rsid="0029e0cb" officeooo:paragraph-rsid="002ad59a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78" style:family="paragraph" style:parent-style-name="Standard">
      <style:paragraph-properties fo:line-height="0.388cm"/>
      <style:text-properties style:font-name="メイリオ1" fo:font-size="10.25pt" fo:font-style="normal" fo:font-weight="normal" officeooo:rsid="0029e0cb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79" style:family="paragraph" style:parent-style-name="Standard">
      <style:paragraph-properties fo:line-height="0.388cm"/>
      <style:text-properties style:font-name="メイリオ1" fo:font-size="10.25pt" fo:font-style="normal" fo:font-weight="normal" officeooo:rsid="002ad59a" officeooo:paragraph-rsid="002ad59a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80" style:family="paragraph" style:parent-style-name="Standard">
      <style:paragraph-properties fo:line-height="0.388cm"/>
      <style:text-properties style:font-name="メイリオ1" fo:font-size="10.25pt" fo:font-style="normal" fo:font-weight="normal" officeooo:rsid="002ad59a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81" style:family="paragraph" style:parent-style-name="Standard">
      <style:paragraph-properties fo:line-height="0.388cm"/>
      <style:text-properties style:font-name="メイリオ1" fo:font-size="10.25pt" fo:font-style="normal" fo:font-weight="normal" officeooo:rsid="002c9c98" officeooo:paragraph-rsid="002c9c98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82" style:family="paragraph" style:parent-style-name="Standard">
      <style:paragraph-properties fo:line-height="0.388cm" fo:text-align="start" style:justify-single-word="false"/>
      <style:text-properties style:font-name="メイリオ1" fo:font-size="10.25pt" fo:font-style="normal" fo:font-weight="normal" officeooo:rsid="002c9c98" officeooo:paragraph-rsid="002c9c98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83" style:family="paragraph" style:parent-style-name="Standard">
      <style:paragraph-properties fo:line-height="0.388cm" fo:text-align="start" style:justify-single-word="false"/>
      <style:text-properties style:font-name="メイリオ1" fo:font-size="10.25pt" fo:font-style="normal" fo:font-weight="normal" officeooo:rsid="002c9c98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84" style:family="paragraph" style:parent-style-name="Standard">
      <style:paragraph-properties fo:line-height="0.388cm"/>
      <style:text-properties style:font-name="メイリオ1" fo:font-size="10.25pt" fo:font-style="normal" fo:font-weight="normal" officeooo:rsid="002c9c98" officeooo:paragraph-rsid="002f369c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85" style:family="paragraph" style:parent-style-name="Standard">
      <style:paragraph-properties fo:line-height="100%" fo:text-align="end" style:justify-single-word="false"/>
      <style:text-properties style:font-name="メイリオ1" fo:font-size="13pt" fo:font-style="normal" fo:font-weight="bold" officeooo:rsid="000f9db4" officeooo:paragraph-rsid="00294ba4" style:font-name-asian="メイリオ1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86" style:family="paragraph" style:parent-style-name="Standard">
      <style:paragraph-properties fo:line-height="100%" fo:text-align="end" style:justify-single-word="false"/>
      <style:text-properties style:font-name="メイリオ1" fo:font-size="13pt" fo:font-style="normal" fo:font-weight="bold" officeooo:rsid="000f9db4" officeooo:paragraph-rsid="002f369c" style:font-name-asian="メイリオ1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87" style:family="paragraph" style:parent-style-name="Standard">
      <style:paragraph-properties fo:line-height="0.388cm" fo:text-align="start" style:justify-single-word="false"/>
      <style:text-properties style:font-name="メイリオ1" fo:font-size="10pt" fo:font-style="normal" fo:font-weight="bold" officeooo:rsid="000f9db4" officeooo:paragraph-rsid="00294ba4" style:font-name-asian="メイリオ1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88" style:family="paragraph" style:parent-style-name="Standard">
      <style:paragraph-properties fo:line-height="0.388cm" fo:text-align="start" style:justify-single-word="false"/>
      <style:text-properties style:font-name="メイリオ1" fo:font-size="10pt" fo:font-style="normal" fo:font-weight="bold" officeooo:rsid="000f9db4" officeooo:paragraph-rsid="002f369c" style:font-name-asian="メイリオ1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89" style:family="paragraph" style:parent-style-name="Standard">
      <style:paragraph-properties fo:line-height="0.388cm" fo:text-align="start" style:justify-single-word="false"/>
      <style:text-properties style:font-name="メイリオ1" fo:font-size="10pt" fo:font-style="normal" fo:font-weight="bold" officeooo:rsid="001f5177" officeooo:paragraph-rsid="00294ba4" style:font-name-asian="メイリオ1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90" style:family="paragraph" style:parent-style-name="Standard">
      <style:paragraph-properties fo:line-height="0.388cm" fo:text-align="start" style:justify-single-word="false"/>
      <style:text-properties style:font-name="メイリオ1" fo:font-size="10pt" fo:font-style="normal" fo:font-weight="bold" officeooo:rsid="001f5177" officeooo:paragraph-rsid="002f369c" style:font-name-asian="メイリオ1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91" style:family="paragraph" style:parent-style-name="Standard">
      <style:paragraph-properties fo:line-height="0.388cm" fo:text-align="start" style:justify-single-word="false"/>
      <style:text-properties style:font-name="メイリオ1" fo:font-size="10pt" fo:font-style="normal" fo:font-weight="normal" officeooo:rsid="000f9db4" officeooo:paragraph-rsid="00294ba4" style:font-name-asian="メイリオ1" style:font-size-asian="10pt" style:language-asian="ja" style:country-asian="JP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line-height="0.388cm" fo:text-align="start" style:justify-single-word="false"/>
      <style:text-properties style:font-name="メイリオ1" fo:font-size="10pt" fo:font-style="normal" fo:font-weight="normal" officeooo:rsid="000f9db4" officeooo:paragraph-rsid="002f369c" style:font-name-asian="メイリオ1" style:font-size-asian="10pt" style:language-asian="ja" style:country-asian="JP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line-height="0.388cm" fo:text-align="start" style:justify-single-word="false"/>
      <style:text-properties officeooo:paragraph-rsid="00294ba4"/>
    </style:style>
    <style:style style:name="P94" style:family="paragraph" style:parent-style-name="Standard">
      <style:paragraph-properties fo:line-height="0.388cm" fo:text-align="start" style:justify-single-word="false"/>
      <style:text-properties officeooo:paragraph-rsid="002f369c"/>
    </style:style>
    <style:style style:name="P95" style:family="paragraph" style:parent-style-name="Standard">
      <style:paragraph-properties fo:line-height="0.388cm"/>
      <style:text-properties officeooo:paragraph-rsid="00294ba4"/>
    </style:style>
    <style:style style:name="P96" style:family="paragraph" style:parent-style-name="Standard">
      <style:paragraph-properties fo:line-height="0.388cm"/>
      <style:text-properties officeooo:paragraph-rsid="002f369c"/>
    </style:style>
    <style:style style:name="P9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2" fo:font-size="9pt" fo:font-style="italic" fo:font-weight="normal" officeooo:rsid="002232e1" officeooo:paragraph-rsid="00294ba4" fo:background-color="transparent" style:font-name-asian="メイリオ2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9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2" fo:font-size="9pt" fo:font-style="italic" fo:font-weight="normal" officeooo:rsid="002232e1" officeooo:paragraph-rsid="002f369c" fo:background-color="transparent" style:font-name-asian="メイリオ2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9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1" fo:font-size="10.25pt" fo:font-style="normal" fo:font-weight="normal" officeooo:rsid="00278571" officeooo:paragraph-rsid="00294ba4" fo:background-color="transparent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0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1" fo:font-size="10.25pt" fo:font-style="normal" fo:font-weight="normal" officeooo:rsid="00278571" officeooo:paragraph-rsid="002f369c" fo:background-color="transparent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01" style:family="paragraph" style:parent-style-name="Standard">
      <style:paragraph-properties fo:line-height="0.388cm"/>
      <style:text-properties fo:color="#000000" style:font-name="メイリオ1" fo:font-size="10.25pt" fo:font-style="normal" fo:font-weight="normal" officeooo:rsid="00278571" officeooo:paragraph-rsid="00294ba4" fo:background-color="transparent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02" style:family="paragraph" style:parent-style-name="Standard">
      <style:paragraph-properties fo:line-height="0.388cm"/>
      <style:text-properties fo:color="#000000" style:font-name="メイリオ1" fo:font-size="10.25pt" fo:font-style="normal" fo:font-weight="normal" officeooo:rsid="00278571" officeooo:paragraph-rsid="002f369c" fo:background-color="transparent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03" style:family="paragraph" style:parent-style-name="Standard">
      <style:paragraph-properties fo:line-height="0.388cm" fo:text-align="start" style:justify-single-word="false"/>
      <style:text-properties fo:color="#000000" style:font-name="メイリオ1" fo:font-size="10.25pt" fo:font-style="normal" fo:font-weight="normal" officeooo:rsid="002c9c98" officeooo:paragraph-rsid="002f369c" fo:background-color="transparent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0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font-style="normal" officeooo:paragraph-rsid="00294ba4" style:font-style-asian="normal" style:font-style-complex="normal"/>
    </style:style>
    <style:style style:name="P10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font-style="normal" officeooo:paragraph-rsid="002f369c" style:font-style-asian="normal" style:font-style-complex="normal"/>
    </style:style>
    <style:style style:name="P106" style:family="paragraph" style:parent-style-name="Standard">
      <style:paragraph-properties fo:line-height="0.388cm"/>
      <style:text-properties fo:font-style="normal" officeooo:paragraph-rsid="00294ba4" style:font-style-asian="normal" style:font-style-complex="normal"/>
    </style:style>
    <style:style style:name="P107" style:family="paragraph" style:parent-style-name="Standard">
      <style:paragraph-properties fo:line-height="0.388cm"/>
      <style:text-properties fo:font-style="normal" officeooo:paragraph-rsid="002f369c" style:font-style-asian="normal" style:font-style-complex="normal"/>
    </style:style>
    <style:style style:name="P108" style:family="paragraph" style:parent-style-name="Standard">
      <style:paragraph-properties fo:text-align="end" style:justify-single-word="false"/>
      <style:text-properties officeooo:paragraph-rsid="00294ba4" style:language-asian="ja" style:country-asian="JP"/>
    </style:style>
    <style:style style:name="P109" style:family="paragraph" style:parent-style-name="Standard">
      <style:paragraph-properties fo:text-align="end" style:justify-single-word="false"/>
      <style:text-properties officeooo:paragraph-rsid="002f369c" style:language-asian="ja" style:country-asian="JP"/>
    </style:style>
    <style:style style:name="P110" style:family="paragraph" style:parent-style-name="Standard">
      <style:text-properties officeooo:paragraph-rsid="00294ba4" style:language-asian="ja" style:country-asian="JP"/>
    </style:style>
    <style:style style:name="P111" style:family="paragraph" style:parent-style-name="Standard">
      <style:text-properties officeooo:paragraph-rsid="002f369c" style:language-asian="ja" style:country-asian="JP"/>
    </style:style>
    <style:style style:name="P112" style:family="paragraph" style:parent-style-name="Standard">
      <style:paragraph-properties fo:text-align="center" style:justify-single-word="false"/>
      <style:text-properties fo:font-size="20pt" officeooo:paragraph-rsid="00294ba4" style:font-name-asian="ＭＳ 明朝" style:font-size-asian="20pt" style:language-asian="ja" style:country-asian="JP" style:font-size-complex="20pt"/>
    </style:style>
    <style:style style:name="P113" style:family="paragraph" style:parent-style-name="Standard">
      <style:paragraph-properties fo:text-align="center" style:justify-single-word="false"/>
      <style:text-properties fo:font-size="20pt" officeooo:paragraph-rsid="002f369c" style:font-name-asian="ＭＳ 明朝" style:font-size-asian="20pt" style:language-asian="ja" style:country-asian="JP" style:font-size-complex="20pt"/>
    </style:style>
    <style:style style:name="P114" style:family="paragraph" style:parent-style-name="Standard">
      <style:paragraph-properties fo:text-align="center" style:justify-single-word="false"/>
      <style:text-properties fo:font-size="20pt" officeooo:rsid="017a0df9" officeooo:paragraph-rsid="00294ba4" style:font-name-asian="ＭＳ 明朝" style:font-size-asian="20pt" style:language-asian="ja" style:country-asian="JP" style:font-size-complex="20pt"/>
    </style:style>
    <style:style style:name="P115" style:family="paragraph" style:parent-style-name="Standard">
      <style:paragraph-properties fo:text-align="center" style:justify-single-word="false"/>
      <style:text-properties fo:font-size="20pt" officeooo:rsid="017a0df9" officeooo:paragraph-rsid="002f369c" style:font-name-asian="ＭＳ 明朝" style:font-size-asian="20pt" style:language-asian="ja" style:country-asian="JP" style:font-size-complex="20pt"/>
    </style:style>
    <style:style style:name="P116" style:family="paragraph" style:parent-style-name="Standard">
      <style:paragraph-properties fo:text-align="center" style:justify-single-word="false"/>
      <style:text-properties fo:font-size="20pt" fo:font-weight="bold" officeooo:paragraph-rsid="00294ba4" style:font-name-asian="ＭＳ 明朝" style:font-size-asian="20pt" style:language-asian="ja" style:country-asian="JP" style:font-weight-asian="bold" style:font-size-complex="20pt" style:font-weight-complex="bold"/>
    </style:style>
    <style:style style:name="P117" style:family="paragraph" style:parent-style-name="Standard">
      <style:paragraph-properties fo:text-align="center" style:justify-single-word="false"/>
      <style:text-properties fo:font-size="20pt" fo:font-weight="bold" officeooo:paragraph-rsid="002f369c" style:font-name-asian="ＭＳ 明朝" style:font-size-asian="20pt" style:language-asian="ja" style:country-asian="JP" style:font-weight-asian="bold" style:font-size-complex="20pt" style:font-weight-complex="bold"/>
    </style:style>
    <style:style style:name="P118" style:family="paragraph" style:parent-style-name="Standard">
      <style:paragraph-properties fo:line-height="100%" fo:text-align="start" style:justify-single-word="false"/>
      <style:text-properties officeooo:paragraph-rsid="00294ba4"/>
    </style:style>
    <style:style style:name="P119" style:family="paragraph" style:parent-style-name="Standard">
      <style:paragraph-properties fo:line-height="100%" fo:text-align="start" style:justify-single-word="false"/>
      <style:text-properties officeooo:paragraph-rsid="002f369c"/>
    </style:style>
    <style:style style:name="P120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1f5177" officeooo:paragraph-rsid="002c9c98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1" style:family="paragraph" style:parent-style-name="Standard">
      <style:paragraph-properties fo:line-height="0.388cm" fo:text-align="start" style:justify-single-word="false"/>
      <style:text-properties style:font-name="メイリオ1" fo:font-size="9pt" fo:font-style="normal" fo:font-weight="normal" officeooo:rsid="001f5177" officeooo:paragraph-rsid="002f369c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2" style:family="paragraph" style:parent-style-name="Standard">
      <style:paragraph-properties fo:line-height="0.388cm" fo:text-align="start" style:justify-single-word="false"/>
      <style:text-properties style:font-name="メイリオ1" fo:font-size="9pt" officeooo:paragraph-rsid="002c9c98" style:font-name-asian="メイリオ1" style:font-size-asian="9pt" style:font-size-complex="9pt"/>
    </style:style>
    <style:style style:name="P123" style:family="paragraph" style:parent-style-name="Standard">
      <style:paragraph-properties fo:line-height="0.388cm" fo:text-align="start" style:justify-single-word="false"/>
      <style:text-properties style:font-name="メイリオ1" fo:font-size="9pt" officeooo:paragraph-rsid="002f369c" style:font-name-asian="メイリオ1" style:font-size-asian="9pt" style:font-size-complex="9pt"/>
    </style:style>
    <style:style style:name="P124" style:family="paragraph" style:parent-style-name="Standard" style:master-page-name="">
      <style:paragraph-properties fo:line-height="0.388cm" fo:text-align="start" style:justify-single-word="false" style:page-number="auto">
        <style:tab-stops>
          <style:tab-stop style:position="0cm" style:leader-style="dotted" style:leader-text="."/>
        </style:tab-stops>
      </style:paragraph-properties>
      <style:text-properties style:font-name="メイリオ1" fo:font-size="10pt" fo:font-style="normal" fo:font-weight="bold" officeooo:rsid="000f9db4" officeooo:paragraph-rsid="00294ba4" style:font-name-asian="メイリオ1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25" style:family="paragraph" style:parent-style-name="Standard" style:master-page-name="">
      <style:paragraph-properties fo:line-height="0.388cm" fo:text-align="start" style:justify-single-word="false" style:page-number="auto">
        <style:tab-stops>
          <style:tab-stop style:position="0cm" style:leader-style="dotted" style:leader-text="."/>
        </style:tab-stops>
      </style:paragraph-properties>
      <style:text-properties style:font-name="メイリオ1" fo:font-size="10pt" fo:font-style="normal" fo:font-weight="bold" officeooo:rsid="000f9db4" officeooo:paragraph-rsid="002f369c" style:font-name-asian="メイリオ1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26" style:family="paragraph" style:parent-style-name="Standard" style:master-page-name="Standard">
      <style:paragraph-properties fo:text-align="start" style:justify-single-word="false" style:page-number="auto"/>
      <style:text-properties fo:font-size="12pt" officeooo:paragraph-rsid="002f369c" style:font-name-asian="ＭＳ 明朝" style:font-size-asian="12pt" style:language-asian="ja" style:country-asian="JP" style:font-size-complex="12pt"/>
    </style:style>
    <style:style style:name="P127" style:family="paragraph" style:parent-style-name="Standard" style:master-page-name="">
      <style:paragraph-properties fo:line-height="0.388cm" fo:text-align="start" style:justify-single-word="false" style:page-number="auto">
        <style:tab-stops>
          <style:tab-stop style:position="0cm" style:leader-style="dotted" style:leader-text="."/>
        </style:tab-stops>
      </style:paragraph-properties>
      <style:text-properties style:font-name="メイリオ1" fo:font-size="10pt" fo:font-style="normal" fo:font-weight="bold" officeooo:rsid="000f9db4" officeooo:paragraph-rsid="002f369c" style:font-name-asian="メイリオ1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28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94ba4" style:font-name-asian="メイリオ1" style:language-asian="ja" style:country-asian="JP"/>
    </style:style>
    <style:style style:name="P129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f369c" style:font-name-asian="メイリオ1" style:language-asian="ja" style:country-asian="JP"/>
    </style:style>
    <style:style style:name="P130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94ba4" style:font-name-asian="メイリオ1"/>
    </style:style>
    <style:style style:name="P131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f369c" style:font-name-asian="メイリオ1"/>
    </style:style>
    <style:style style:name="P132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94ba4"/>
    </style:style>
    <style:style style:name="P133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f369c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f5177" style:language-asian="ja" style:country-asian="JP"/>
    </style:style>
    <style:style style:name="T3" style:family="text">
      <style:text-properties officeooo:rsid="001bfa40" style:language-asian="ja" style:country-asian="JP"/>
    </style:style>
    <style:style style:name="T4" style:family="text">
      <style:text-properties officeooo:rsid="001d7b89" style:language-asian="ja" style:country-asian="JP"/>
    </style:style>
    <style:style style:name="T5" style:family="text">
      <style:text-properties officeooo:rsid="0020603c" style:language-asian="ja" style:country-asian="JP"/>
    </style:style>
    <style:style style:name="T6" style:family="text">
      <style:text-properties officeooo:rsid="002c9c98" style:language-asian="ja" style:country-asian="JP"/>
    </style:style>
    <style:style style:name="T7" style:family="text">
      <style:text-properties officeooo:rsid="001bfa40"/>
    </style:style>
    <style:style style:name="T8" style:family="text">
      <style:text-properties style:font-name="メイリオ1" fo:font-size="9pt" fo:font-style="normal" fo:font-weight="normal" officeooo:rsid="002232e1" style:font-name-asian="メイリオ1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T9" style:family="text">
      <style:text-properties style:font-name="メイリオ1" fo:font-size="9pt" officeooo:rsid="000f9db4" style:font-name-asian="メイリオ1" style:font-size-asian="9pt" style:language-asian="ja" style:country-asian="JP" style:font-size-complex="9pt"/>
    </style:style>
    <style:style style:name="T10" style:family="text">
      <style:text-properties style:font-name="メイリオ1" fo:font-size="9pt" officeooo:rsid="002232e1" style:font-name-asian="メイリオ1" style:font-size-asian="9pt" style:language-asian="ja" style:country-asian="JP" style:font-size-complex="9pt"/>
    </style:style>
    <style:style style:name="T11" style:family="text">
      <style:text-properties style:font-name="メイリオ1" fo:font-size="9pt" officeooo:rsid="0025fecc" style:font-name-asian="メイリオ1" style:font-size-asian="9pt" style:language-asian="ja" style:country-asian="JP" style:font-size-complex="9pt"/>
    </style:style>
    <style:style style:name="T12" style:family="text">
      <style:text-properties style:font-name="メイリオ1" fo:font-size="9pt" fo:font-weight="normal" officeooo:rsid="000f9db4" style:font-name-asian="メイリオ1" style:font-size-asian="9pt" style:language-asian="ja" style:country-asian="JP" style:font-weight-asian="normal" style:font-size-complex="9pt" style:font-weight-complex="normal"/>
    </style:style>
    <style:style style:name="T13" style:family="text">
      <style:text-properties style:font-name="メイリオ1" fo:font-size="9pt" fo:font-weight="normal" officeooo:rsid="0024bf16" style:font-name-asian="メイリオ1" style:font-size-asian="9pt" style:language-asian="ja" style:country-asian="JP" style:font-weight-asian="normal" style:font-size-complex="9pt" style:font-weight-complex="normal"/>
    </style:style>
    <style:style style:name="T14" style:family="text">
      <style:text-properties style:font-name="メイリオ1" fo:font-size="10.25pt" fo:font-style="normal" fo:font-weight="normal" officeooo:rsid="00278571" style:font-name-asian="メイリオ1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T15" style:family="text">
      <style:text-properties fo:font-variant="normal" fo:text-transform="none" fo:color="#222222" fo:letter-spacing="normal"/>
    </style:style>
    <style:style style:name="T16" style:family="text">
      <style:text-properties fo:font-variant="normal" fo:text-transform="none" fo:color="#222222" fo:letter-spacing="normal" fo:font-style="normal"/>
    </style:style>
    <style:style style:name="T17" style:family="text">
      <style:text-properties fo:font-variant="normal" fo:text-transform="none" fo:color="#222222" fo:letter-spacing="normal" fo:font-style="normal" style:language-asian="ja" style:country-asian="JP"/>
    </style:style>
    <style:style style:name="T18" style:family="text">
      <style:text-properties fo:font-variant="normal" fo:text-transform="none" fo:color="#222222" fo:letter-spacing="normal" fo:font-style="normal" fo:font-weight="normal"/>
    </style:style>
    <style:style style:name="T19" style:family="text">
      <style:text-properties fo:font-variant="normal" fo:text-transform="none" fo:color="#222222" fo:letter-spacing="normal" style:language-asian="ja" style:country-asian="JP"/>
    </style:style>
    <style:style style:name="T20" style:family="text">
      <style:text-properties officeooo:rsid="001d7b89"/>
    </style:style>
    <style:style style:name="T21" style:family="text">
      <style:text-properties officeooo:rsid="001f5177"/>
    </style:style>
    <style:style style:name="T22" style:family="text">
      <style:text-properties officeooo:rsid="002232e1"/>
    </style:style>
    <style:style style:name="T23" style:family="text">
      <style:text-properties fo:font-size="9pt" fo:font-weight="normal" style:font-size-asian="9pt" style:font-weight-asian="normal" style:font-size-complex="9pt" style:font-weight-complex="normal"/>
    </style:style>
    <style:style style:name="T24" style:family="text">
      <style:text-properties fo:font-size="9pt" fo:font-weight="normal" officeooo:rsid="002232e1" style:font-size-asian="9pt" style:font-weight-asian="normal" style:font-size-complex="9pt" style:font-weight-complex="normal"/>
    </style:style>
    <style:style style:name="T25" style:family="text">
      <style:text-properties fo:font-size="9pt" style:font-name-asian="メイリオ1" style:font-size-asian="9pt" style:font-size-complex="9pt"/>
    </style:style>
    <style:style style:name="T26" style:family="text">
      <style:text-properties fo:font-size="9pt" style:font-size-complex="9pt"/>
    </style:style>
    <style:style style:name="T27" style:family="text">
      <style:text-properties fo:font-size="9pt" officeooo:rsid="0025fecc" style:font-size-complex="9pt"/>
    </style:style>
    <style:style style:name="T28" style:family="text">
      <style:text-properties fo:font-size="9pt" officeooo:rsid="002232e1" style:font-size-complex="9pt"/>
    </style:style>
    <style:style style:name="T29" style:family="text">
      <style:text-properties fo:font-size="9pt" officeooo:rsid="00311632" style:font-size-complex="9pt"/>
    </style:style>
    <style:style style:name="T30" style:family="text">
      <style:text-properties fo:font-size="9pt" officeooo:rsid="002c9c98" style:font-size-complex="9pt"/>
    </style:style>
    <style:style style:name="T31" style:family="text">
      <style:text-properties fo:font-size="9pt" fo:font-style="italic" officeooo:rsid="00311632" style:font-style-asian="italic" style:font-size-complex="9pt" style:font-style-complex="italic"/>
    </style:style>
    <style:style style:name="T32" style:family="text">
      <style:text-properties style:font-name="Meiryo" fo:font-size="9pt" style:font-size-complex="9pt"/>
    </style:style>
    <style:style style:name="T33" style:family="text">
      <style:text-properties style:font-name="メイリオ2" fo:font-size="9pt" style:font-size-complex="9pt"/>
    </style:style>
    <style:style style:name="T34" style:family="text">
      <style:text-properties style:font-name="メイリオ2" fo:font-size="9pt" officeooo:rsid="002232e1" style:font-size-complex="9pt"/>
    </style:style>
    <style:style style:name="T35" style:family="text">
      <style:text-properties style:font-name="メイリオ2" fo:font-size="9pt" officeooo:rsid="00311632" style:font-size-complex="9pt"/>
    </style:style>
    <style:style style:name="T36" style:family="text">
      <style:text-properties style:font-name="メイリオ2" fo:font-size="9pt" officeooo:rsid="0024bf16" style:font-size-complex="9pt"/>
    </style:style>
    <style:style style:name="T37" style:family="text">
      <style:text-properties style:font-name="メイリオ2" fo:font-size="9pt" style:font-name-asian="メイリオ2" style:font-size-asian="9pt" style:font-size-complex="9pt"/>
    </style:style>
    <style:style style:name="T38" style:family="text">
      <style:text-properties style:font-name="メイリオ2" fo:font-size="9pt" officeooo:rsid="002232e1" style:font-name-asian="メイリオ2" style:font-size-asian="9pt" style:font-size-complex="9pt"/>
    </style:style>
    <style:style style:name="T39" style:family="text">
      <style:text-properties style:font-name="メイリオ2" fo:font-size="9pt" officeooo:rsid="0025fecc" style:font-name-asian="メイリオ2" style:font-size-asian="9pt" style:font-size-complex="9pt"/>
    </style:style>
    <style:style style:name="T40" style:family="text">
      <style:text-properties style:font-name="メイリオ2" fo:font-size="9pt" officeooo:rsid="002232e1" style:font-name-asian="メイリオ2" style:font-size-asian="9pt" style:language-asian="ja" style:country-asian="JP" style:font-size-complex="9pt"/>
    </style:style>
    <style:style style:name="T41" style:family="text">
      <style:text-properties style:font-name="メイリオ2" officeooo:rsid="00fb66ab" style:font-name-asian="メイリオ2"/>
    </style:style>
    <style:style style:name="T42" style:family="text">
      <style:text-properties style:font-name="メイリオ2" officeooo:rsid="0024bf16" style:font-name-asian="メイリオ2"/>
    </style:style>
    <style:style style:name="T43" style:family="text">
      <style:text-properties style:font-name="メイリオ2" officeooo:rsid="0025fecc" style:font-name-asian="メイリオ2"/>
    </style:style>
    <style:style style:name="T44" style:family="text">
      <style:text-properties fo:color="#000000" style:font-name="メイリオ2" fo:font-size="9pt" officeooo:rsid="009d6b04" fo:background-color="transparent" loext:char-shading-value="0" style:font-name-asian="メイリオ2" style:font-size-asian="9pt" style:language-asian="ja" style:country-asian="JP" style:font-size-complex="9pt"/>
    </style:style>
    <style:style style:name="T45" style:family="text">
      <style:text-properties fo:color="#000000" style:font-name="メイリオ2" fo:font-size="9pt" officeooo:rsid="002232e1" fo:background-color="transparent" loext:char-shading-value="0" style:font-name-asian="メイリオ2" style:font-size-asian="9pt" style:language-asian="ja" style:country-asian="JP" style:font-size-complex="9pt"/>
    </style:style>
    <style:style style:name="T46" style:family="text">
      <style:text-properties fo:color="#000000" style:font-name="メイリオ2" fo:font-size="9pt" officeooo:rsid="0025fecc" fo:background-color="transparent" loext:char-shading-value="0" style:font-name-asian="メイリオ2" style:font-size-asian="9pt" style:language-asian="ja" style:country-asian="JP" style:font-size-complex="9pt"/>
    </style:style>
    <style:style style:name="T47" style:family="text">
      <style:text-properties fo:color="#000000" style:font-name="メイリオ2" fo:font-size="9pt" fo:background-color="transparent" loext:char-shading-value="0" style:font-name-asian="メイリオ2" style:font-size-asian="9pt" style:font-size-complex="9pt"/>
    </style:style>
    <style:style style:name="T48" style:family="text">
      <style:text-properties fo:color="#000000" style:font-name="メイリオ2" fo:font-size="9pt" officeooo:rsid="012efa7a" fo:background-color="transparent" loext:char-shading-value="0" style:font-name-asian="メイリオ2" style:font-size-asian="9pt" style:font-size-complex="9pt"/>
    </style:style>
    <style:style style:name="T49" style:family="text">
      <style:text-properties fo:color="#000000" style:font-name="メイリオ2" fo:font-size="9pt" officeooo:rsid="002232e1" fo:background-color="transparent" loext:char-shading-value="0" style:font-name-asian="メイリオ2" style:font-size-asian="9pt" style:font-size-complex="9pt"/>
    </style:style>
    <style:style style:name="T50" style:family="text">
      <style:text-properties fo:color="#000000" style:font-name="メイリオ2" fo:font-size="9pt" officeooo:rsid="0025fecc" fo:background-color="transparent" loext:char-shading-value="0" style:font-name-asian="メイリオ2" style:font-size-asian="9pt" style:font-size-complex="9pt"/>
    </style:style>
    <style:style style:name="T51" style:family="text">
      <style:text-properties fo:color="#000000" style:font-name="メイリオ2" fo:font-size="9pt" fo:background-color="transparent" loext:char-shading-value="0" style:font-name-asian="メイリオ2" style:font-size-complex="9pt"/>
    </style:style>
    <style:style style:name="T52" style:family="text">
      <style:text-properties fo:color="#000000" style:font-name="メイリオ2" fo:font-size="9pt" officeooo:rsid="002232e1" fo:background-color="transparent" loext:char-shading-value="0" style:font-name-asian="メイリオ2" style:font-size-complex="9pt"/>
    </style:style>
    <style:style style:name="T53" style:family="text">
      <style:text-properties fo:color="#000000" style:font-name="メイリオ2" fo:font-size="9pt" officeooo:rsid="00995e83" fo:background-color="transparent" loext:char-shading-value="0" style:font-name-asian="メイリオ2" style:font-size-complex="9pt"/>
    </style:style>
    <style:style style:name="T54" style:family="text">
      <style:text-properties fo:color="#000000" style:font-name="メイリオ2" fo:font-size="9pt" officeooo:rsid="0022dcd6" fo:background-color="transparent" loext:char-shading-value="0" style:font-name-asian="メイリオ2" style:font-size-complex="9pt"/>
    </style:style>
    <style:style style:name="T55" style:family="text">
      <style:text-properties fo:color="#000000" style:font-name="メイリオ2" fo:font-size="9pt" officeooo:rsid="0025fecc" fo:background-color="transparent" loext:char-shading-value="0" style:font-name-asian="メイリオ2" style:font-size-complex="9pt"/>
    </style:style>
    <style:style style:name="T56" style:family="text">
      <style:text-properties fo:color="#000000" style:font-name="メイリオ2" fo:font-size="9pt" officeooo:rsid="0024bf16" fo:background-color="transparent" loext:char-shading-value="0" style:font-size-complex="9pt"/>
    </style:style>
    <style:style style:name="T57" style:family="text">
      <style:text-properties fo:color="#000000" style:font-name="メイリオ2" fo:font-size="9pt" fo:font-style="italic" fo:background-color="transparent" loext:char-shading-value="0" style:font-name-asian="メイリオ2" style:font-size-asian="9pt" style:font-style-asian="italic" style:font-size-complex="9pt"/>
    </style:style>
    <style:style style:name="T58" style:family="text">
      <style:text-properties fo:color="#000000" style:font-name="メイリオ2" fo:font-size="9pt" fo:font-style="italic" officeooo:rsid="0025fecc" fo:background-color="transparent" loext:char-shading-value="0" style:font-name-asian="メイリオ2" style:font-size-asian="9pt" style:font-style-asian="italic" style:font-size-complex="9pt"/>
    </style:style>
    <style:style style:name="T59" style:family="text">
      <style:text-properties fo:color="#000000" style:font-name="メイリオ2" fo:font-size="9pt" fo:font-style="italic" fo:background-color="transparent" loext:char-shading-value="0" style:font-name-asian="メイリオ2" style:font-style-asian="italic" style:font-size-complex="9pt"/>
    </style:style>
    <style:style style:name="T60" style:family="text">
      <style:text-properties fo:color="#000000" style:font-name="メイリオ2" fo:font-size="9pt" fo:font-style="italic" officeooo:rsid="0025fecc" fo:background-color="transparent" loext:char-shading-value="0" style:font-name-asian="メイリオ2" style:font-style-asian="italic" style:font-size-complex="9pt"/>
    </style:style>
    <style:style style:name="T61" style:family="text">
      <style:text-properties fo:color="#000000" style:font-name="メイリオ2" fo:font-size="9pt" fo:font-weight="normal" officeooo:rsid="002232e1" fo:background-color="transparent" loext:char-shading-value="0" style:font-name-asian="メイリオ2" style:font-size-asian="9pt" style:language-asian="ja" style:country-asian="JP" style:font-weight-asian="normal" style:font-size-complex="9pt" style:font-weight-complex="normal"/>
    </style:style>
    <style:style style:name="T62" style:family="text">
      <style:text-properties fo:color="#000000" style:font-name="メイリオ2" fo:font-size="9pt" fo:font-weight="normal" officeooo:rsid="000f9db4" fo:background-color="transparent" loext:char-shading-value="0" style:font-name-asian="メイリオ2" style:font-size-asian="9pt" style:language-asian="ja" style:country-asian="JP" style:font-weight-asian="normal" style:font-size-complex="9pt" style:font-weight-complex="normal"/>
    </style:style>
    <style:style style:name="T63" style:family="text">
      <style:text-properties fo:color="#000000" style:font-name="メイリオ2" fo:font-size="9pt" fo:font-weight="normal" officeooo:rsid="0024bf16" fo:background-color="transparent" loext:char-shading-value="0" style:font-name-asian="メイリオ2" style:font-size-asian="9pt" style:language-asian="ja" style:country-asian="JP" style:font-weight-asian="normal" style:font-size-complex="9pt" style:font-weight-complex="normal"/>
    </style:style>
    <style:style style:name="T64" style:family="text">
      <style:text-properties fo:color="#000000" style:font-name="Meiryo" fo:font-size="9pt" officeooo:rsid="00995e83" fo:background-color="transparent" loext:char-shading-value="0" style:font-name-asian="メイリオ2" style:font-size-complex="9pt"/>
    </style:style>
    <style:style style:name="T65" style:family="text">
      <style:text-properties fo:color="#000000" fo:font-size="9pt" fo:background-color="transparent" loext:char-shading-value="0" style:font-size-complex="9pt"/>
    </style:style>
    <style:style style:name="T66" style:family="text">
      <style:text-properties fo:color="#000000" fo:font-size="9pt" officeooo:rsid="002232e1" fo:background-color="transparent" loext:char-shading-value="0" style:font-size-complex="9pt"/>
    </style:style>
    <style:style style:name="T67" style:family="text">
      <style:text-properties fo:color="#000000" fo:font-size="9pt" officeooo:rsid="00311632" fo:background-color="transparent" loext:char-shading-value="0" style:font-size-complex="9pt"/>
    </style:style>
    <style:style style:name="T68" style:family="text">
      <style:text-properties fo:color="#000000" officeooo:rsid="00294ba4" fo:background-color="transparent" loext:char-shading-value="0" style:font-size-complex="9pt"/>
    </style:style>
    <style:style style:name="T69" style:family="text">
      <style:text-properties officeooo:rsid="01c77d3d"/>
    </style:style>
    <style:style style:name="T70" style:family="text">
      <style:text-properties officeooo:rsid="000f9db4" style:font-name-asian="メイリオ1" style:font-size-asian="9pt" style:language-asian="ja" style:country-asian="JP" style:font-size-complex="9pt"/>
    </style:style>
    <style:style style:name="T71" style:family="text">
      <style:text-properties officeooo:rsid="009d6b04" style:font-name-asian="メイリオ1" style:font-size-asian="9pt" style:language-asian="ja" style:country-asian="JP" style:font-size-complex="9pt"/>
    </style:style>
    <style:style style:name="T72" style:family="text">
      <style:text-properties officeooo:rsid="002232e1" style:font-name-asian="メイリオ1" style:font-size-asian="9pt" style:language-asian="ja" style:country-asian="JP" style:font-size-complex="9pt"/>
    </style:style>
    <style:style style:name="T73" style:family="text">
      <style:text-properties officeooo:rsid="0025fecc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2232e1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2c9c98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1bfa40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1f5177" style:language-asian="ja" style:country-asian="JP" style:font-style-asian="normal" style:font-weight-asian="normal" style:font-style-complex="normal" style:font-weight-complex="normal"/>
    </style:style>
    <style:style style:name="T79" style:family="text">
      <style:text-properties style:font-size-complex="9pt"/>
    </style:style>
    <style:style style:name="T80" style:family="text">
      <style:text-properties officeooo:rsid="002232e1" style:font-size-complex="9pt"/>
    </style:style>
    <style:style style:name="T81" style:family="text">
      <style:text-properties officeooo:rsid="00294ba4" style:font-size-complex="9pt"/>
    </style:style>
    <style:style style:name="T82" style:family="text">
      <style:text-properties officeooo:rsid="0029e0cb" style:font-size-complex="9pt"/>
    </style:style>
    <style:style style:name="T83" style:family="text">
      <style:text-properties officeooo:rsid="002ad59a" style:font-size-complex="9pt"/>
    </style:style>
    <style:style style:name="T84" style:family="text">
      <style:text-properties officeooo:rsid="002bb239" style:font-size-complex="9pt"/>
    </style:style>
    <style:style style:name="T85" style:family="text">
      <style:text-properties officeooo:rsid="002c9c98" style:font-size-complex="9pt"/>
    </style:style>
    <style:style style:name="T86" style:family="text">
      <style:text-properties fo:font-size="10.25pt" officeooo:rsid="00278571" style:font-size-complex="10.25pt"/>
    </style:style>
    <style:style style:name="T87" style:family="text">
      <style:text-properties fo:font-size="10.25pt" officeooo:rsid="0029e0cb" style:font-size-complex="10.25pt"/>
    </style:style>
    <style:style style:name="T88" style:family="text">
      <style:text-properties fo:font-size="10.25pt" officeooo:rsid="002c9c98"/>
    </style:style>
    <style:style style:name="T89" style:family="text">
      <style:text-properties officeooo:rsid="002c9c98"/>
    </style:style>
    <style:style style:name="T90" style:family="text">
      <style:text-properties officeooo:rsid="003120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/>
      <text:p text:style-name="P113"/>
      <text:p text:style-name="P113"/>
      <text:p text:style-name="P113"/>
      <text:p text:style-name="P113"/>
      <text:p text:style-name="P113"/>
      <text:p text:style-name="P113"/>
      <text:p text:style-name="P117">ボルグシステム</text:p>
      <text:p text:style-name="P115">createTag受発注画面</text:p>
      <text:p text:style-name="P115">CSS　スタイルシート設計書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09">2015年5月08日</text:p>
      <text:p text:style-name="P86">株式会社デジタルデザインシンク</text:p>
      <text:p text:style-name="P86"/>
      <text:p text:style-name="P71"><text:soft-page-break/>ファイル名：order.css</text:p>
      <text:p text:style-name="P71">概要：ボルグシステム、受発注画面のクリエイトタグを用いて制作した画面のスタイル</text:p>
      <text:p text:style-name="P71">作成日:2015．05.06</text:p>
      <text:p text:style-name="P71">設計者:T.Yamamoto</text:p>
      <text:p text:style-name="P71">作成者:T.Yamamoto</text:p>
      <text:p text:style-name="P131">ファイル<text:span text:style-name="T1">パス：borgsystem/</text:span><text:span text:style-name="T5">order/css/order.css</text:span></text:p>
      <text:p text:style-name="P129">図の説明：受発注画面についてのCSSスタイルシート</text:p>
      <text:p text:style-name="P119"/>
      <text:p text:style-name="P88">１．スタイルシート概要</text:p>
      <text:p text:style-name="P133">a　レイアウト群</text:p>
      <text:p text:style-name="P18">　1)　基本レイアウト</text:p>
      <text:p text:style-name="P18">　・ページ共通のレイアウトの構成</text:p>
      <text:p text:style-name="P18">　　①<text:span text:style-name="T22">body</text:span></text:p>
      <text:p text:style-name="P18">　　　画面に表示する全体の領域</text:p>
      <text:p text:style-name="P18"/>
      <text:p text:style-name="P18">　　②<text:span text:style-name="T22">.clearfix:after</text:span></text:p>
      <text:p text:style-name="P18">　　　クラスを適用した要素の中にfloatがあったときにその高さを認識させる</text:p>
      <text:p text:style-name="P18"/>
      <text:p text:style-name="P18">　　③a</text:p>
      <text:p text:style-name="P18">　　　リンク要素の領域</text:p>
      <text:p text:style-name="P18"/>
      <text:p text:style-name="P18">　　④<text:span text:style-name="T22">*:focus</text:span></text:p>
      <text:p text:style-name="P18">　　　<text:span text:style-name="T22">全ての要素が対象となる。フォーカスが当たったときのレスポンス。</text:span></text:p>
      <text:p text:style-name="P18"/>
      <text:p text:style-name="P18">　　⑤<text:span text:style-name="T22">input</text:span></text:p>
      <text:p text:style-name="P18">　　　入力ホームの領域</text:p>
      <text:p text:style-name="P18"/>
      <text:p text:style-name="P18">　　⑥.maiin</text:p>
      <text:p text:style-name="P18">　　　各画面のコンテンツの領域</text:p>
      <text:p text:style-name="P88"/>
      <text:p text:style-name="P88"><text:span text:style-name="T23">　　⑦</text:span><text:span text:style-name="T24">.grid1</text:span></text:p>
      <text:p text:style-name="P21">　　　グリッド1つ分のレイアウト</text:p>
      <text:p text:style-name="P88"/>
      <text:p text:style-name="P21">　　⑧.grid2</text:p>
      <text:p text:style-name="P21">　　　グリッド2つ分のレイアウト</text:p>
      <text:p text:style-name="P88"/>
      <text:p text:style-name="P21">　　⑨.grid10</text:p>
      <text:p text:style-name="P21">　　　グリッド10個分のレイアウト</text:p>
      <text:p text:style-name="P88"/>
      <text:p text:style-name="P21">　　➉ul</text:p>
      <text:p text:style-name="P21">　　　箇条書きの領域</text:p>
      <text:p text:style-name="P88"/>
      <text:p text:style-name="P21">　　⑪ul li</text:p>
      <text:p text:style-name="P21">　　　箇条書きの個々の領域</text:p>
      <text:p text:style-name="P88"/>
      <text:p text:style-name="P21">　　⑫button</text:p>
      <text:p text:style-name="P21">　　　ボタン領域</text:p>
      <text:p text:style-name="P88"/>
      <text:p text:style-name="P21">　　⑬button:hover</text:p>
      <text:p text:style-name="P21">　　　ボタンにマウスオーバーしたときのレイアウト</text:p>
      <text:p text:style-name="P88"/>
      <text:p text:style-name="P21">　　⑭.buttonImage:hover</text:p>
      <text:p text:style-name="P21">　　　画像ボタンにマウスオーバーしたときのレイアウト</text:p>
      <text:p text:style-name="P88"/>
      <text:p text:style-name="P21">　　⑮#fig2　ヘッダーより下にあるコンテンツ全体の領域</text:p>
      <text:p text:style-name="P88"/>
      <text:p text:style-name="P21">　2)　ヘッダーレイアウト</text:p>
      <text:p text:style-name="P21">　<text:span text:style-name="T87">・ページのヘッダー部分の構成</text:span></text:p>
      <text:p text:style-name="P21">　　①.header</text:p>
      <text:p text:style-name="P21">　　　ヘッダーの全領域</text:p>
      <text:p text:style-name="P88"><text:soft-page-break/></text:p>
      <text:p text:style-name="P21">　　②.headerTitle</text:p>
      <text:p text:style-name="P21">　　　ページのタイトルを囲む領域</text:p>
      <text:p text:style-name="P88"/>
      <text:p text:style-name="P21">　　③.header .pageTitle</text:p>
      <text:p text:style-name="P94"><text:span text:style-name="T8">　　　</text:span><text:span text:style-name="T25">ページのタイトル領域</text:span></text:p>
      <text:p text:style-name="P133"><text:span text:style-name="T1">　　</text:span>④<text:span text:style-name="T22">.closeButton</text:span></text:p>
      <text:p text:style-name="P133"><text:span text:style-name="T1">　　　</text:span>閉じるボタンのレイアウト</text:p>
      <text:p text:style-name="P92"/>
      <text:p text:style-name="P18">　3)　タブレイアウト</text:p>
      <text:p text:style-name="P18">　　①<text:span text:style-name="T22">.tabContent</text:span></text:p>
      <text:p text:style-name="P18">　　　<text:span text:style-name="T22">タブの中のコンテンツ全体の外枠</text:span></text:p>
      <text:p text:style-name="P18"/>
      <text:p text:style-name="P18">　　②.tabLabel</text:p>
      <text:p text:style-name="P18">　　　タブのラベル領域</text:p>
      <text:p text:style-name="P18"/>
      <text:p text:style-name="P18">　　③<text:span text:style-name="T22">.tablist li</text:span></text:p>
      <text:p text:style-name="P18">　　　<text:span text:style-name="T22">それぞれのタブ領域</text:span></text:p>
      <text:p text:style-name="P18"/>
      <text:p text:style-name="P18">　　④.tabArea .<text:span text:style-name="T22">tablist li:hover</text:span></text:p>
      <text:p text:style-name="P18">　　　それぞれのタブにマウスオーバーしたときのレイアウト</text:p>
      <text:p text:style-name="P18">　</text:p>
      <text:p text:style-name="P18">　　⑤<text:span text:style-name="T22">.tabRadio</text:span></text:p>
      <text:p text:style-name="P18">　　　タブのラジオボタンのレイアウト</text:p>
      <text:p text:style-name="P18"/>
      <text:p text:style-name="P18">　　⑥<text:span text:style-name="T22">.tabRadio:not(:checked) + .tabContent</text:span></text:p>
      <text:p text:style-name="P18">　　　選択されていないタブのコンテンツ領域</text:p>
      <text:p text:style-name="P18"/>
      <text:p text:style-name="P18">　　⑦.tablist .<text:span text:style-name="T22">firstTab</text:span></text:p>
      <text:p text:style-name="P18">　　　初期表示のタブのレイアウト</text:p>
      <text:p text:style-name="P18"/>
      <text:p text:style-name="P18">　4)　検索機能レイアウト</text:p>
      <text:p text:style-name="P18">　<text:span text:style-name="T86">・検索機能の構成</text:span></text:p>
      <text:p text:style-name="P18">　　①<text:span text:style-name="T22">.searcharea</text:span></text:p>
      <text:p text:style-name="P18">　　　検索機能全体の領域</text:p>
      <text:p text:style-name="P18"/>
      <text:p text:style-name="P18">　5)　期間レイアウト</text:p>
      <text:p text:style-name="P18">　・期間の構成</text:p>
      <text:p text:style-name="P18">　　①<text:span text:style-name="T22">.periodarea</text:span></text:p>
      <text:p text:style-name="P18">　　　期間全体の領域</text:p>
      <text:p text:style-name="P18"/>
      <text:p text:style-name="P18">　6)　受注種別レイアウト</text:p>
      <text:p text:style-name="P18">　・受注種別の構成</text:p>
      <text:p text:style-name="P18">　　①.choice</text:p>
      <text:p text:style-name="P18">　　　受注種別全体の領域</text:p>
      <text:p text:style-name="P18"/>
      <text:p text:style-name="P18">　　②<text:span text:style-name="T22">.choice .selectbox</text:span></text:p>
      <text:p text:style-name="P18">　　　受注種別のセレクトボックスレイアウト</text:p>
      <text:p text:style-name="P18"/>
      <text:p text:style-name="P18">　7)　ボタン群レイアウト</text:p>
      <text:p text:style-name="P18">　<text:span text:style-name="T88">・編集ボタン、PDF出力ボタンを囲む領域の構成</text:span></text:p>
      <text:p text:style-name="P18">　　①<text:span text:style-name="T22">.buttonList</text:span></text:p>
      <text:p text:style-name="P18">　　　<text:span text:style-name="T22">ボタン群全体の領域</text:span></text:p>
      <text:p text:style-name="P18"/>
      <text:p text:style-name="P18">　　②<text:span text:style-name="T22">.editButtons</text:span></text:p>
      <text:p text:style-name="P18">　　　<text:span text:style-name="T22">編集ボタン領域</text:span></text:p>
      <text:p text:style-name="P18"/>
      <text:p text:style-name="P18">　　③<text:span text:style-name="T22">.pdfButtons</text:span></text:p>
      <text:p text:style-name="P18">　　　<text:span text:style-name="T22">pdf出力ボタン領域</text:span></text:p>
      <text:p text:style-name="P18"/>
      <text:p text:style-name="P18">　8)　jqgridレイアウト</text:p>
      <text:p text:style-name="P18">　・jqGridで表示する領域の構成</text:p>
      <text:p text:style-name="P18">　　①<text:span text:style-name="T22">.wrapList</text:span></text:p>
      <text:p text:style-name="P18">　　　<text:span text:style-name="T22">jqGridの外枠領域</text:span></text:p>
      <text:p text:style-name="P18"/>
      <text:p text:style-name="P88"><text:soft-page-break/>２．スタイルシート・ツリー構造</text:p>
      <text:p text:style-name="P88"/>
      <text:p text:style-name="P59">1)　基本レイアウト</text:p>
      <text:p text:style-name="P59">　<text:span text:style-name="T26">・ページ共通のレイアウトの構成</text:span></text:p>
      <text:p text:style-name="P18">　<text:span text:style-name="T7">body</text:span></text:p>
      <text:p text:style-name="P18"><text:tab/><text:span text:style-name="T7">+-- .page</text:span></text:p>
      <text:p text:style-name="P18"><text:tab/><text:tab/><text:span text:style-name="T7">+-- .main</text:span></text:p>
      <text:p text:style-name="P18"><text:tab/><text:tab/><text:tab/><text:span text:style-name="T7">+-- .header .clearfix</text:span></text:p>
      <text:p text:style-name="P18"><text:tab/><text:tab/><text:tab/><text:span text:style-name="T7">+-- #fig2 .mainContent</text:span></text:p>
      <text:p text:style-name="P18"><text:tab/><text:tab/><text:tab/><text:tab/><text:span text:style-name="T7">+-- .tabArea</text:span></text:p>
      <text:p text:style-name="P18"/>
      <text:p text:style-name="P18">2)　ヘッダーレイアウト</text:p>
      <text:p text:style-name="P76">・ページのヘッダー部分の構成</text:p>
      <text:p text:style-name="P18">　<text:span text:style-name="T7">header clearfix</text:span></text:p>
      <text:p text:style-name="P18"><text:tab/><text:span text:style-name="T7">+-- .headerTitle</text:span></text:p>
      <text:p text:style-name="P18"><text:tab/><text:tab/><text:span text:style-name="T7">+-- .pageTitle</text:span></text:p>
      <text:p text:style-name="P18"><text:tab/><text:span text:style-name="T7">+-- .closeButton grid1</text:span></text:p>
      <text:p text:style-name="P18"/>
      <text:p text:style-name="P18">3)　タブレイアウト</text:p>
      <text:p text:style-name="P18">・ページのタブコンテンツの構成</text:p>
      <text:p text:style-name="P23">　.tabArea</text:p>
      <text:p text:style-name="P23"><text:tab/>+-- .tablist</text:p>
      <text:p text:style-name="P23"><text:tab/><text:tab/>+-- .firstTab .grid1</text:p>
      <text:p text:style-name="P23"><text:tab/><text:tab/><text:tab/>+-- .tabLabel</text:p>
      <text:p text:style-name="P23"><text:tab/><text:tab/>+-- .secindTab .grid1</text:p>
      <text:p text:style-name="P23"><text:tab/><text:tab/><text:tab/>+-- .tabLabel</text:p>
      <text:p text:style-name="P23"/>
      <text:p text:style-name="P23">4)　タブコンテンツレイアウト</text:p>
      <text:p text:style-name="P18">・タブ内のコンテンツの構成</text:p>
      <text:p text:style-name="P23">　.tabArea</text:p>
      <text:p text:style-name="P23"><text:tab/>+-- .firstTabContent</text:p>
      <text:p text:style-name="P23"><text:tab/><text:tab/>+-- #sendTab .tabRadio</text:p>
      <text:p text:style-name="P23"><text:tab/><text:tab/>+-- #sendTabContent .tabContent</text:p>
      <text:p text:style-name="P23"><text:tab/><text:tab/><text:tab/>+-- .searcharea</text:p>
      <text:p text:style-name="P23"><text:tab/><text:tab/><text:tab/>+-- .periodarea</text:p>
      <text:p text:style-name="P23"><text:tab/><text:tab/><text:tab/>+-- .<text:span text:style-name="T89">choice</text:span></text:p>
      <text:p text:style-name="P23"><text:tab/><text:tab/><text:tab/>+-- #sendButtonList .buttonList</text:p>
      <text:p text:style-name="P23"><text:tab/><text:tab/><text:tab/>+-- #sendWrapList .wrapList</text:p>
      <text:p text:style-name="P49"/>
      <text:p text:style-name="P23">5)　検索機能レイアウト</text:p>
      <text:p text:style-name="P18">・期間の構成</text:p>
      <text:p text:style-name="P23">　.searcharea</text:p>
      <text:p text:style-name="P23"><text:tab/>+-- .searchText .grid1</text:p>
      <text:p text:style-name="P23"><text:tab/>+-- .searchtextbox .grid10</text:p>
      <text:p text:style-name="P23"><text:tab/>+-- #searchButton .searchButton .grid10</text:p>
      <text:p text:style-name="P45"/>
      <text:p text:style-name="P47">6)　期間レイアウト</text:p>
      <text:p text:style-name="P47">・機関の構成</text:p>
      <text:p text:style-name="P47">　.periodarea</text:p>
      <text:p text:style-name="P47"><text:tab/>+-- .periodtext .grid1</text:p>
      <text:p text:style-name="P47"><text:tab/>+-- .dateArea</text:p>
      <text:p text:style-name="P47"><text:tab/><text:tab/>+-- <text:s/>.datebox .grid2</text:p>
      <text:p text:style-name="P47"><text:tab/>+-- .from-to</text:p>
      <text:p text:style-name="P47"><text:tab/><text:tab/>+-- <text:s/>.datebox .grid2</text:p>
      <text:p text:style-name="P47"/>
      <text:p text:style-name="P47">7)　発注画面ボタン群レイアウト</text:p>
      <text:p text:style-name="P28">・発注画面の編集ボタンとpdf出力ボタン群の構成</text:p>
      <text:p text:style-name="P47">　#sebd<text:span text:style-name="T20">ButtonList .buttonList</text:span></text:p>
      <text:p text:style-name="P51"><text:span text:style-name="T3"><text:tab/></text:span><text:span text:style-name="T4">+-- .</text:span><text:span text:style-name="T16">editButtons</text:span> </text:p>
      <text:p text:style-name="P51"><text:tab/><text:tab/><text:span text:style-name="T20">+-- .</text:span><text:span text:style-name="T16">addButton .grid1</text:span> </text:p>
      <text:p text:style-name="P51"><text:tab/><text:tab/><text:span text:style-name="T20">+-- .</text:span><text:span text:style-name="T16">de</text:span><text:span text:style-name="T17">l</text:span><text:span text:style-name="T16">eteButton .grid1</text:span> </text:p>
      <text:p text:style-name="P51"><text:tab/><text:span text:style-name="T1">+-- .</text:span><text:span text:style-name="T16">pdfbuttons</text:span> </text:p>
      <text:p text:style-name="P51"><text:span text:style-name="T1"><text:tab/><text:tab/></text:span><text:span text:style-name="T2">+-- .</text:span><text:span text:style-name="T16">buttonsposition</text:span></text:p>
      <text:p text:style-name="P51"><text:span text:style-name="T16"><text:tab/><text:tab/><text:tab/></text:span><text:span text:style-name="T17">+-- .</text:span><text:span text:style-name="T16">firstbutton grid1</text:span> </text:p>
      <text:p text:style-name="P51"><text:tab/><text:tab/><text:tab/><text:span text:style-name="T21">+-- .</text:span><text:span text:style-name="T16">secondButton grid1</text:span> </text:p>
      <text:p text:style-name="P51"><text:tab/><text:tab/><text:tab/><text:span text:style-name="T21">+-- .</text:span><text:span text:style-name="T16">thirdbutton grid2</text:span> </text:p>
      <text:p text:style-name="P25"><text:soft-page-break/></text:p>
      <text:p text:style-name="P28">8)　受注画面ボタン群レイアウト</text:p>
      <text:p text:style-name="P28">・受注画面の編集ボタンとpdf出力ボタン群の構成</text:p>
      <text:p text:style-name="P30"><text:span text:style-name="T3">　.#</text:span><text:span text:style-name="T15">receivedButtonList</text:span><text:span text:style-name="T4"> .buttonList</text:span></text:p>
      <text:p text:style-name="P30"><text:span text:style-name="T3"><text:tab/></text:span><text:span text:style-name="T4">+-- .</text:span><text:span text:style-name="T15">editButtons</text:span> </text:p>
      <text:p text:style-name="P30"><text:tab/><text:tab/><text:span text:style-name="T20">+-- .</text:span><text:span text:style-name="T15">addButton .grid1</text:span> </text:p>
      <text:p text:style-name="P30"><text:tab/><text:tab/><text:span text:style-name="T20">+-- .</text:span><text:span text:style-name="T15">de;eteButton .grid1</text:span> </text:p>
      <text:p text:style-name="P30"><text:tab/><text:span text:style-name="T1">+-- .</text:span><text:span text:style-name="T15">pdfbuttons</text:span> </text:p>
      <text:p text:style-name="P30"><text:span text:style-name="T1"><text:tab/><text:tab/></text:span><text:span text:style-name="T2">+-- .</text:span><text:span text:style-name="T15">buttonsposition</text:span></text:p>
      <text:p text:style-name="P30"><text:span text:style-name="T15"><text:tab/><text:tab/><text:tab/></text:span><text:span text:style-name="T19">+-- .</text:span><text:span text:style-name="T15">firstbutton grid1</text:span> </text:p>
      <text:p text:style-name="P30"><text:tab/><text:tab/><text:tab/><text:span text:style-name="T21">+-- .</text:span><text:span text:style-name="T15">secondButton grid1</text:span> </text:p>
      <text:p text:style-name="P28"><text:tab/><text:tab/><text:tab/>+-- .<text:span text:style-name="T15">thirdbutton grid2</text:span> </text:p>
      <text:p text:style-name="P30"><text:span text:style-name="T15"><text:tab/><text:tab/><text:tab/></text:span><text:span text:style-name="T19">+-- .forth</text:span><text:span text:style-name="T15">button grid1</text:span> </text:p>
      <text:p text:style-name="P30"><text:tab/><text:tab/><text:tab/><text:span text:style-name="T21">+-- .fifth</text:span><text:span text:style-name="T15">Button grid1</text:span> </text:p>
      <text:p text:style-name="P28"><text:tab/><text:tab/><text:tab/>+-- .sixth<text:span text:style-name="T15">button grid2</text:span> </text:p>
      <text:p text:style-name="P23"><text:tab/></text:p>
      <text:p text:style-name="P28">9)　jqGridテーブルレイアウト</text:p>
      <text:p text:style-name="P18">・jqGridで表示する領域の構成</text:p>
      <text:p text:style-name="P28">　#sendWrapList .wrapList</text:p>
      <text:p text:style-name="P28"><text:tab/>+-- .#sendWrapList .list</text:p>
      <text:p text:style-name="P90"/>
      <text:p text:style-name="P28"><text:span text:style-name="T89">10</text:span>)　受注種別レイアウト</text:p>
      <text:p text:style-name="P28">　・受注種別のセレクトボックスの構成</text:p>
      <text:p text:style-name="P28">　.choice</text:p>
      <text:p text:style-name="P49"><text:span text:style-name="T78"><text:tab/>+-- .</text:span><text:span text:style-name="T18">selectLabel grid2</text:span> </text:p>
      <text:p text:style-name="P49"><text:tab/><text:span text:style-name="T89">+-- .</text:span><text:span text:style-name="T18">selectbox grid2</text:span> </text:p>
      <text:p text:style-name="P49"><text:tab/><text:tab/><text:span text:style-name="T1">+-- .</text:span><text:span text:style-name="T18">firstSelect</text:span> </text:p>
      <text:p text:style-name="P49"><text:tab/><text:tab/><text:span text:style-name="T1">+-- .</text:span><text:span text:style-name="T6">second</text:span><text:span text:style-name="T18">Select</text:span> </text:p>
      <text:p text:style-name="P49"><text:tab/><text:tab/><text:span text:style-name="T1">+-- .</text:span><text:span text:style-name="T6">tirds</text:span><text:span text:style-name="T18">elect</text:span> </text:p>
      <text:p text:style-name="P49"><text:span text:style-name="T1"><text:tab/><text:tab/>+-- .</text:span><text:span text:style-name="T6">forth</text:span><text:span text:style-name="T18">Select</text:span> </text:p>
      <text:p text:style-name="P49"><text:tab/><text:tab/><text:span text:style-name="T1">+-- .</text:span><text:span text:style-name="T6">fifth</text:span><text:span text:style-name="T18">Select</text:span> </text:p>
      <text:p text:style-name="P90"/>
      <text:p text:style-name="P125">３．スタイルシート詳細設計（全てorder.cssに記述）</text:p>
      <text:p text:style-name="P14">　1)　基本レイアウト</text:p>
      <text:p text:style-name="P14">　・ページ共通のレイアウトの構成</text:p>
      <text:p text:style-name="P56">　　<text:span text:style-name="T32">①</text:span><text:span text:style-name="T29"> </text:span><text:span text:style-name="T34">body</text:span></text:p>
      <text:p text:style-name="P10"><text:s text:c="6"/>概要<text:tab/>：<text:span text:style-name="T41">画面に表示する全体の領域</text:span></text:p>
      <text:p text:style-name="P10">　　種別<text:tab/>：タグ</text:p>
      <text:p text:style-name="P5">　　親<text:tab/><text:tab/>：なし</text:p>
      <text:p text:style-name="P10">　　作成日<text:tab/>：2015.<text:span text:style-name="T22">05.06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10">　　プロパティ<text:tab/>：</text:p>
      <text:p text:style-name="P32"><text:span text:style-name="T70"><text:tab/></text:span><text:span text:style-name="T72">font-family</text:span><text:span text:style-name="T70"><text:tab/>：</text:span><text:span text:style-name="T72">"ヒラギノ角ゴ Pro W3", "Hiragino Kaku Gothic Pro",</text:span></text:p>
      <text:p text:style-name="P12">　　　　　　　　　　　　　 "メイリオ", Meiryo, Osaka, "ＭＳ Ｐゴシック",</text:p>
      <text:p text:style-name="P32"><text:span text:style-name="T72">　　　　　　　　　　　　　 "MS PGothic", sans-serif;</text:span><text:span text:style-name="T70"><text:tab/>　　　　　　　　　　：</text:span><text:span text:style-name="T71">フォントの設定をする</text:span></text:p>
      <text:p text:style-name="P107"><text:span text:style-name="T37"><text:tab/></text:span><text:span text:style-name="T38">margin<text:tab/><text:tab/>：1% 0<text:tab/><text:tab/><text:tab/>：余白を</text:span><text:span text:style-name="T40">上下に1%の幅で</text:span><text:span text:style-name="T38">とる</text:span></text:p>
      <text:p text:style-name="P107"><text:span text:style-name="T9"><text:tab/></text:span><text:span text:style-name="T47">font-size<text:tab/>：</text:span><text:span text:style-name="T44">9</text:span><text:span text:style-name="T48">0%</text:span><text:span text:style-name="T47"><text:tab/><text:tab/><text:tab/>：</text:span><text:span text:style-name="T49">全体的を通常の9割程度のサイズにする</text:span></text:p>
      <text:p text:style-name="P107"><text:span text:style-name="T9"><text:tab/></text:span><text:span text:style-name="T45">color<text:tab/></text:span><text:span text:style-name="T47"><text:tab/>：</text:span><text:span text:style-name="T49">#888</text:span><text:span text:style-name="T47"><text:tab/><text:tab/><text:tab/>：</text:span><text:span text:style-name="T49">色を少し薄め</text:span><text:span text:style-name="T45">の黒</text:span><text:span text:style-name="T49">にする</text:span></text:p>
      <text:p text:style-name="P61"/>
      <text:p text:style-name="P61"><text:span text:style-name="T53">　　</text:span><text:span text:style-name="T64">②</text:span><text:span text:style-name="T67"> </text:span><text:span text:style-name="T56">.clearfix:after</text:span></text:p>
      <text:p text:style-name="P10"><text:s text:c="6"/>概要<text:tab/>：子要素にfloatがあったときに親要素の高さを認識させるためのレイアウト</text:p>
      <text:p text:style-name="P10">　　種別<text:tab/>：クラス</text:p>
      <text:p text:style-name="P5">　　親<text:tab/><text:tab/>：なし</text:p>
      <text:p text:style-name="P10">　　作成日<text:tab/>：2015.<text:span text:style-name="T22">05.06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10">　　プロパティ<text:tab/>：</text:p>
      <text:p text:style-name="P32"><text:span text:style-name="T70"><text:tab/></text:span><text:span text:style-name="T72">content</text:span><text:span text:style-name="T70"><text:tab/><text:tab/>：</text:span><text:span text:style-name="T72">" "<text:tab/><text:tab/><text:tab/>:場所をとらない形で要素を存在させる</text:span></text:p>
      <text:p text:style-name="P107"><text:span text:style-name="T37"><text:tab/></text:span><text:span text:style-name="T38">display<text:tab/><text:tab/>：block<text:tab/><text:tab/><text:tab/>：必ずブロックとして扱う</text:span></text:p>
      <text:p text:style-name="P107"><text:span text:style-name="T9"><text:tab/></text:span><text:span text:style-name="T10">clear<text:tab/></text:span><text:span text:style-name="T47"><text:tab/>：</text:span><text:span text:style-name="T49">both</text:span><text:span text:style-name="T47"><text:tab/><text:tab/><text:tab/>：</text:span><text:span text:style-name="T49">回り込み防止</text:span><text:span text:style-name="T45">する</text:span></text:p>
      <text:p text:style-name="P61"><text:span text:style-name="T65"><text:tab/></text:span><text:span text:style-name="T66">height</text:span><text:span text:style-name="T52"><text:tab/></text:span><text:span text:style-name="T53"><text:tab/>：0<text:tab/><text:tab/><text:tab/>：</text:span><text:span text:style-name="T52">後に存在する要素の高さを0にする</text:span><text:span text:style-name="T53">　</text:span></text:p>
      <text:p text:style-name="P61"><text:span text:style-name="T53">　　　　</text:span><text:span text:style-name="T54">visibility<text:tab/> :hidden<text:tab/><text:tab/>:表示しない</text:span></text:p>
      <text:p text:style-name="P56"/>
      <text:p text:style-name="P56">　　<text:span text:style-name="T32">③</text:span><text:span text:style-name="T29"> </text:span><text:span text:style-name="T35">a</text:span></text:p>
      <text:p text:style-name="P10"><text:s text:c="6"/>概要<text:tab/>：<text:span text:style-name="T43">リンク要素の領域</text:span></text:p>
      <text:p text:style-name="P10"><text:soft-page-break/>　　種別<text:tab/>：タグ</text:p>
      <text:p text:style-name="P5">　　親<text:tab/><text:tab/>：なし</text:p>
      <text:p text:style-name="P10">　　作成日<text:tab/>：2015.<text:span text:style-name="T22">05.06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10">　　プロパティ<text:tab/>：</text:p>
      <text:p text:style-name="P56"><text:span text:style-name="T26"><text:tab/></text:span><text:span text:style-name="T27">text-decoration</text:span><text:span text:style-name="T52"><text:tab/></text:span><text:span text:style-name="T51">：</text:span><text:span text:style-name="T52">none</text:span><text:span text:style-name="T51"><text:tab/><text:tab/><text:tab/>：</text:span><text:span text:style-name="T52">下線を消す</text:span></text:p>
      <text:p text:style-name="P56"/>
      <text:p text:style-name="P56">　　<text:span text:style-name="T32">④</text:span><text:span text:style-name="T29"> </text:span><text:span text:style-name="T36">*:focus</text:span></text:p>
      <text:p text:style-name="P10"><text:s text:c="6"/>概要<text:tab/>：<text:span text:style-name="T42">全ての要素が対象となる。フォーカスが当たったときのレスポンス。</text:span></text:p>
      <text:p text:style-name="P10">　　種別<text:tab/>：ワイルドカード</text:p>
      <text:p text:style-name="P5">　　親<text:tab/><text:tab/>：なし</text:p>
      <text:p text:style-name="P10">　　作成日<text:tab/>：</text:p>
      <text:p text:style-name="P5">　　設計者<text:tab/>：<text:span text:style-name="T69">T.Mausda</text:span></text:p>
      <text:p text:style-name="P5">　　作成者<text:tab/>：<text:span text:style-name="T69">T.Masuda</text:span></text:p>
      <text:p text:style-name="P10">　　プロパティ<text:tab/>：</text:p>
      <text:p text:style-name="P105"><text:span text:style-name="T12"><text:tab/></text:span><text:span text:style-name="T13">outline</text:span><text:span text:style-name="T61"><text:tab/></text:span><text:span text:style-name="T62"><text:tab/>：</text:span><text:span text:style-name="T63">none</text:span><text:span text:style-name="T62"><text:tab/><text:tab/>：</text:span><text:span text:style-name="T63">表示される青い枠線を消す</text:span></text:p>
      <text:p text:style-name="P56"/>
      <text:p text:style-name="P56">　　<text:span text:style-name="T32">⑤</text:span><text:span text:style-name="T34">input</text:span></text:p>
      <text:p text:style-name="P10"><text:s text:c="6"/>概要<text:tab/>：<text:span text:style-name="T43">入力フォームの要素</text:span></text:p>
      <text:p text:style-name="P10">　　種別<text:tab/>：クラス</text:p>
      <text:p text:style-name="P5">　　親<text:tab/><text:tab/>：なし</text:p>
      <text:p text:style-name="P10">　　作成日<text:tab/>：</text:p>
      <text:p text:style-name="P5">　　設計者<text:tab/>：<text:span text:style-name="T69">T.Masuda</text:span></text:p>
      <text:p text:style-name="P5">　　作成者<text:tab/>：<text:span text:style-name="T69">T.Masuda</text:span></text:p>
      <text:p text:style-name="P10">　　プロパティ<text:tab/>：</text:p>
      <text:p text:style-name="P107"><text:span text:style-name="T37"><text:tab/></text:span><text:span text:style-name="T39">background</text:span><text:span text:style-name="T38"><text:tab/>：</text:span><text:span text:style-name="T39">#FFF</text:span><text:span text:style-name="T38"><text:tab/><text:tab/><text:tab/>：</text:span><text:span text:style-name="T39">灰色になる場合があるので白くする</text:span></text:p>
      <text:p text:style-name="P107"><text:span text:style-name="T9"><text:tab/></text:span><text:span text:style-name="T11">vertical-align</text:span><text:span text:style-name="T47"><text:tab/>：</text:span><text:span text:style-name="T50">middle</text:span><text:span text:style-name="T47"><text:tab/><text:tab/>：</text:span><text:span text:style-name="T50">高さを親要素の中心に合わせる</text:span></text:p>
      <text:p text:style-name="P56"><text:span text:style-name="T26"><text:tab/></text:span><text:span text:style-name="T27">height</text:span><text:span text:style-name="T52"><text:tab/></text:span><text:span text:style-name="T51"><text:tab/>：</text:span><text:span text:style-name="T55">32px</text:span><text:span text:style-name="T59"><text:tab/><text:tab/><text:tab/>：</text:span><text:span text:style-name="T60">コンテンツの高さ</text:span></text:p>
      <text:p text:style-name="P56"/>
      <text:p text:style-name="P56">　　<text:span text:style-name="T32">⑥</text:span><text:span text:style-name="T31"> </text:span><text:span text:style-name="T33">.</text:span><text:span text:style-name="T34">main</text:span></text:p>
      <text:p text:style-name="P43"><text:s text:c="6"/>概要<text:tab/>：<text:span text:style-name="T43">各画面のコンテンツの領域</text:span></text:p>
      <text:p text:style-name="P43">　　種別<text:tab/>：クラス</text:p>
      <text:p text:style-name="P37">　　親<text:tab/><text:tab/>：<text:span text:style-name="T73">#container ← .page</text:span></text:p>
      <text:p text:style-name="P10">　　作成日<text:tab/>：201<text:span text:style-name="T73">4</text:span>.<text:span text:style-name="T22">06.12</text:span></text:p>
      <text:p text:style-name="P5">　　設計者<text:tab/>：<text:span text:style-name="T69">T.Ishii</text:span></text:p>
      <text:p text:style-name="P5">　　作成者<text:tab/>：<text:span text:style-name="T69">T.Ishii</text:span></text:p>
      <text:p text:style-name="P43">　　プロパティ<text:tab/>：</text:p>
      <text:p text:style-name="P96"><text:span text:style-name="T37"><text:tab/></text:span><text:span text:style-name="T39">max-width</text:span><text:span text:style-name="T38"><text:tab/>：</text:span><text:span text:style-name="T39">768px</text:span><text:span text:style-name="T38"><text:tab/><text:tab/>：</text:span><text:span text:style-name="T39">画面幅の最大値</text:span></text:p>
      <text:p text:style-name="P96"><text:span text:style-name="T9"><text:tab/></text:span><text:span text:style-name="T11">width</text:span><text:span text:style-name="T47"><text:tab/><text:tab/>：</text:span><text:span text:style-name="T46">10</text:span><text:span text:style-name="T48">0%</text:span><text:span text:style-name="T57"><text:tab/><text:tab/><text:tab/>：</text:span><text:span text:style-name="T58">幅の基準パーセンテージ</text:span></text:p>
      <text:p text:style-name="P56"><text:span text:style-name="T26"><text:tab/></text:span><text:span text:style-name="T27">height</text:span><text:span text:style-name="T52"><text:tab/></text:span><text:span text:style-name="T51"><text:tab/>：</text:span><text:span text:style-name="T55">inherit</text:span><text:span text:style-name="T59"><text:tab/><text:tab/>：</text:span><text:span text:style-name="T60">containerの高さを継承</text:span></text:p>
      <text:p text:style-name="P56"><text:span text:style-name="T60"><text:tab/></text:span><text:span text:style-name="T55">margin<text:tab/></text:span><text:span text:style-name="T60"><text:tab/>：</text:span><text:span text:style-name="T55">0 auto 0<text:tab/><text:tab/>：画面全体の各マージン</text:span></text:p>
      <text:p text:style-name="P73"><text:span text:style-name="T51"><text:tab/>max-height<text:tab/>：1024px<text:tab/><text:tab/>：画面の最大高</text:span></text:p>
      <text:p text:style-name="P56"/>
      <text:p text:style-name="P56">　　<text:span text:style-name="T26">⑦</text:span><text:span text:style-name="T28">.grid1</text:span></text:p>
      <text:p text:style-name="P43"><text:s text:c="6"/>概要<text:tab/>：<text:span text:style-name="T75">グリッド1つ分のレイアウト</text:span></text:p>
      <text:p text:style-name="P43">　　種別<text:tab/>：クラス</text:p>
      <text:p text:style-name="P37">　　親<text:tab/><text:tab/>：なし</text:p>
      <text:p text:style-name="P10">　　作成日<text:tab/>：2015.<text:span text:style-name="T22">05.07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width<text:tab/><text:tab/>：32px<text:tab/><text:tab/><text:tab/>：1グリッドの幅。</text:span></text:p>
      <text:p text:style-name="P69"><text:span text:style-name="T80"><text:tab/>height<text:tab/><text:tab/>：31px<text:tab/><text:tab/> <text:tab/>：コンテンツの高さ </text:span></text:p>
      <text:p text:style-name="P98"/>
      <text:p text:style-name="P56">　　<text:span text:style-name="T28">⑧.grid2</text:span></text:p>
      <text:p text:style-name="P43"><text:s text:c="6"/>概要<text:tab/>：<text:span text:style-name="T75">グリッド2つ分のレイアウト</text:span></text:p>
      <text:p text:style-name="P43">　　種別<text:tab/>：クラス</text:p>
      <text:p text:style-name="P37">　　親<text:tab/><text:tab/>：なし</text:p>
      <text:p text:style-name="P10">　　作成日<text:tab/>：2015.<text:span text:style-name="T22">05.07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width<text:tab/><text:tab/>：64px<text:tab/><text:tab/><text:tab/>：2グリッドの幅。</text:span></text:p>
      <text:p text:style-name="P100"><text:span text:style-name="T80"><text:tab/>height<text:tab/><text:tab/>：31px<text:tab/><text:tab/> <text:tab/>：コンテンツの高さ </text:span></text:p>
      <text:p text:style-name="P100"/>
      <text:p text:style-name="P56"><text:soft-page-break/>　　<text:span text:style-name="T26">⑨</text:span><text:span text:style-name="T28">.grid10</text:span></text:p>
      <text:p text:style-name="P43"><text:s text:c="6"/>概要<text:tab/>：<text:span text:style-name="T75">グリッド10個分のレイアウト</text:span></text:p>
      <text:p text:style-name="P43">　　種別<text:tab/>：クラス</text:p>
      <text:p text:style-name="P37">　　親<text:tab/><text:tab/>：なし</text:p>
      <text:p text:style-name="P10">　　作成日<text:tab/>：2015.<text:span text:style-name="T22">05.07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width<text:tab/><text:tab/>：325px<text:tab/><text:tab/>：10グリッドの幅。</text:span></text:p>
      <text:p text:style-name="P100"><text:span text:style-name="T80"><text:tab/>height<text:tab/><text:tab/>：31px<text:tab/><text:tab/> <text:tab/>：コンテンツの高さ </text:span></text:p>
      <text:p text:style-name="P100"/>
      <text:p text:style-name="P56">　　<text:span text:style-name="T26">➉</text:span><text:span text:style-name="T28">ul</text:span></text:p>
      <text:p text:style-name="P43"><text:s text:c="6"/>概要<text:tab/>：<text:span text:style-name="T75">箇条書きの領域</text:span></text:p>
      <text:p text:style-name="P43">　　種別<text:tab/>：タグ</text:p>
      <text:p text:style-name="P37">　　親<text:tab/><text:tab/>：なし</text:p>
      <text:p text:style-name="P10">　　作成日<text:tab/>：2015.<text:span text:style-name="T22">05.07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102"><text:span text:style-name="T80"><text:tab/>margin<text:tab/><text:tab/>：0<text:tab/><text:tab/><text:tab/>：余白を0にする</text:span></text:p>
      <text:p text:style-name="P102"><text:span text:style-name="T80"><text:tab/>padding<text:tab/>：0<text:tab/><text:tab/><text:tab/>：要素の広がりを0にする</text:span></text:p>
      <text:p text:style-name="P100"/>
      <text:p text:style-name="P56">　　<text:span text:style-name="T28">⑪ul li</text:span></text:p>
      <text:p text:style-name="P43"><text:s text:c="6"/>概要<text:tab/>：<text:span text:style-name="T75">箇条書きの個々の領域</text:span></text:p>
      <text:p text:style-name="P43">　　種別<text:tab/>：タグ</text:p>
      <text:p text:style-name="P37">　　親<text:tab/><text:tab/>：なし</text:p>
      <text:p text:style-name="P10">　　作成日<text:tab/>：2015.<text:span text:style-name="T22">05.06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79">list-style<text:tab/>：none<text:tab/><text:tab/><text:tab/>：黒丸をつけない</text:span></text:p>
      <text:p text:style-name="P100"/>
      <text:p text:style-name="P56">　　<text:span text:style-name="T28">⑫button</text:span></text:p>
      <text:p text:style-name="P43"><text:s text:c="6"/>概要<text:tab/>：<text:span text:style-name="T75">ボタン領域</text:span></text:p>
      <text:p text:style-name="P43">　　種別<text:tab/>：タグ</text:p>
      <text:p text:style-name="P37">　　親<text:tab/><text:tab/>：なし</text:p>
      <text:p text:style-name="P10">　　作成日<text:tab/>：2015.<text:span text:style-name="T22">05.07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1">height<text:tab/><text:tab/>：28px<text:tab/><text:tab/><text:tab/>：ボタンの高さを28pxにする</text:span></text:p>
      <text:p text:style-name="P69"><text:span text:style-name="T68"><text:tab/>padding<text:tab/>：4px<text:tab/><text:tab/><text:tab/>：要素の幅を4px広げる</text:span></text:p>
      <text:p text:style-name="P69"><text:span text:style-name="T68"><text:tab/>color<text:tab/><text:tab/>：#555;<text:tab/><text:tab/>：色を少し薄くする</text:span></text:p>
      <text:p text:style-name="P69"/>
      <text:p text:style-name="P56">　　<text:span text:style-name="T28">⑬button:hover</text:span></text:p>
      <text:p text:style-name="P43"><text:s text:c="6"/>概要<text:tab/>：<text:span text:style-name="T75">ボタンにマウスオーバーしたときのレイアウト</text:span></text:p>
      <text:p text:style-name="P43">　　種別<text:tab/>：タグ</text:p>
      <text:p text:style-name="P37">　　親<text:tab/><text:tab/>：なし</text:p>
      <text:p text:style-name="P10">　　作成日<text:tab/>：2015.<text:span text:style-name="T22">05.07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1">height<text:tab/><text:tab/>：28px<text:tab/><text:tab/><text:tab/>：ボタンの高さを28pxにする</text:span></text:p>
      <text:p text:style-name="P69"><text:span text:style-name="T68"><text:tab/>padding<text:tab/>：4px<text:tab/><text:tab/><text:tab/>：要素の幅を4px広げる</text:span></text:p>
      <text:p text:style-name="P69"><text:span text:style-name="T68"><text:tab/>color<text:tab/><text:tab/>：#555;<text:tab/><text:tab/>：色を少し薄くする</text:span></text:p>
      <text:p text:style-name="P69"/>
      <text:p text:style-name="P56">　　⑭<text:span text:style-name="T28">.buttonImage:hover</text:span></text:p>
      <text:p text:style-name="P43"><text:s text:c="6"/>概要<text:tab/>：<text:span text:style-name="T75">画像ボタンにマウスオーバーしたときのレイアウト</text:span></text:p>
      <text:p text:style-name="P43">　　種別<text:tab/>：クラス</text:p>
      <text:p text:style-name="P37">　　親<text:tab/><text:tab/>：なし</text:p>
      <text:p text:style-name="P10">　　作成日<text:tab/>：2015.<text:span text:style-name="T22">05.07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1">height<text:tab/><text:tab/>：28px<text:tab/><text:tab/><text:tab/>：ボタンの高さを28pxにする</text:span></text:p>
      <text:p text:style-name="P69"><text:span text:style-name="T68"><text:tab/>padding<text:tab/>：4px<text:tab/><text:tab/><text:tab/>：要素の幅を4px広げる</text:span></text:p>
      <text:p text:style-name="P69"><text:soft-page-break/><text:span text:style-name="T68"><text:tab/>color<text:tab/><text:tab/>：#555;<text:tab/><text:tab/>：色を少し薄くする</text:span></text:p>
      <text:p text:style-name="P69"/>
      <text:p text:style-name="P56">　　<text:span text:style-name="T28">⑮#fig2</text:span></text:p>
      <text:p text:style-name="P43"><text:s text:c="6"/>概要<text:tab/>：<text:span text:style-name="T75">ヘッダーより下にあるコンテンツ全体の領域</text:span></text:p>
      <text:p text:style-name="P43">　　種別<text:tab/>：ID</text:p>
      <text:p text:style-name="P37">　　親<text:tab/><text:tab/>：.<text:span text:style-name="T90">main</text:span></text:p>
      <text:p text:style-name="P10">　　作成日<text:tab/>：2015.<text:span text:style-name="T22">05.06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2">background<text:tab/>：#eee<text:tab/><text:tab/><text:tab/>：背景をグレーにする</text:span></text:p>
      <text:p text:style-name="P78"><text:span text:style-name="T79"><text:tab/>clear<text:tab/><text:tab/>：both<text:tab/><text:tab/><text:tab/>：回り込みを解除する</text:span></text:p>
      <text:p text:style-name="P78"><text:span text:style-name="T79"><text:tab/>padding<text:tab/>：10px<text:tab/><text:tab/><text:tab/>：要素の幅を10px広げる</text:span></text:p>
      <text:p text:style-name="P78"/>
      <text:p text:style-name="P78"><text:span text:style-name="T28">　2)　ヘッダーレイアウト</text:span></text:p>
      <text:p text:style-name="P78">　・ページのヘッダー部分の構成</text:p>
      <text:p text:style-name="P56">　　<text:span text:style-name="T28">①.header</text:span></text:p>
      <text:p text:style-name="P43"><text:s text:c="6"/>概要<text:tab/>：<text:span text:style-name="T75">ヘッダーの全領域</text:span></text:p>
      <text:p text:style-name="P43">　　種別<text:tab/>：クラス</text:p>
      <text:p text:style-name="P37">　　親<text:tab/><text:tab/>：.<text:span text:style-name="T90">main</text:span></text:p>
      <text:p text:style-name="P10">　　作成日<text:tab/>：2015.<text:span text:style-name="T22">05.06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78"><text:span text:style-name="T79"><text:tab/>margin<text:tab/><text:tab/>：1% 0<text:tab/><text:tab/><text:tab/>：余白を上下に1%とる</text:span></text:p>
      <text:p text:style-name="P78"/>
      <text:p text:style-name="P56">　　<text:span text:style-name="T28">②.headerTitle</text:span></text:p>
      <text:p text:style-name="P43"><text:s text:c="6"/>概要<text:tab/>：<text:span text:style-name="T75">ページのタイトルを囲む領域</text:span></text:p>
      <text:p text:style-name="P43">　　種別<text:tab/>：クラス</text:p>
      <text:p text:style-name="P37">　　親<text:tab/><text:tab/>：なし</text:p>
      <text:p text:style-name="P10">　　作成日<text:tab/>：2015.<text:span text:style-name="T22">05.06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2">float<text:tab/><text:tab/>：left<text:tab/><text:tab/><text:tab/>：左側に回り込みする</text:span></text:p>
      <text:p text:style-name="P78"><text:span text:style-name="T79"><text:tab/>width<text:tab/><text:tab/>：90%<text:tab/><text:tab/><text:tab/>：幅を80%にする</text:span></text:p>
      <text:p text:style-name="P78"><text:span text:style-name="T79"><text:tab/>text-align<text:tab/>：center<text:tab/><text:tab/>：中央揃えにする</text:span></text:p>
      <text:p text:style-name="P78"/>
      <text:p text:style-name="P56">　　<text:span text:style-name="T28">③.header .pageTitle</text:span></text:p>
      <text:p text:style-name="P43"><text:s text:c="6"/>概要<text:tab/>：<text:span text:style-name="T75">ページのタイトル領域</text:span></text:p>
      <text:p text:style-name="P43">　　種別<text:tab/>：クラス</text:p>
      <text:p text:style-name="P38">　　親<text:tab/><text:tab/>：.<text:span text:style-name="T90">header</text:span> ← .<text:span text:style-name="T90">headerTitle</text:span></text:p>
      <text:p text:style-name="P10">　　作成日<text:tab/>：2015.<text:span text:style-name="T22">05.06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2">margin<text:tab/><text:tab/>：0<text:tab/><text:tab/><text:tab/>：余白を0にしてタグデフォルトの余白をとらせない</text:span></text:p>
      <text:p text:style-name="P78"/>
      <text:p text:style-name="P56">　　<text:span text:style-name="T28">④.closeButton</text:span></text:p>
      <text:p text:style-name="P43"><text:s text:c="6"/>概要<text:tab/>：<text:span text:style-name="T75">閉じるボタンのレイアウト</text:span></text:p>
      <text:p text:style-name="P43">　　種別<text:tab/>：クラス</text:p>
      <text:p text:style-name="P37">　　親<text:tab/><text:tab/>：.<text:span text:style-name="T90">header</text:span></text:p>
      <text:p text:style-name="P10">　　作成日<text:tab/>：2015.<text:span text:style-name="T22">05.06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2">float<text:tab/><text:tab/>：right<text:tab/><text:tab/><text:tab/>：右側に回り込みする</text:span></text:p>
      <text:p text:style-name="P78"><text:span text:style-name="T79"><text:tab/>margin-top<text:tab/>：6px<text:tab/><text:tab/><text:tab/>：上から余白をとる</text:span></text:p>
      <text:p text:style-name="P78"/>
      <text:p text:style-name="P78"><text:span text:style-name="T28">　3)　タブレイアウト</text:span></text:p>
      <text:p text:style-name="P78"><text:span text:style-name="T79">　・ページのタブコンテンツの構成</text:span></text:p>
      <text:p text:style-name="P56">　　<text:span text:style-name="T26">①</text:span><text:span text:style-name="T28">.tabContent</text:span></text:p>
      <text:p text:style-name="P43"><text:s text:c="6"/>概要<text:tab/>：<text:span text:style-name="T75">タブの中のコンテンツ全体の外枠</text:span></text:p>
      <text:p text:style-name="P43">　　種別<text:tab/>：クラス</text:p>
      <text:p text:style-name="P37">　　親<text:tab/><text:tab/>：.<text:span text:style-name="T90">tabArea</text:span> ← .<text:span text:style-name="T90">firstTabContent</text:span> ← .<text:span text:style-name="T90">tabRadio</text:span></text:p>
      <text:p text:style-name="P10">　　作成日<text:tab/>：2015.<text:span text:style-name="T22">05.07</text:span></text:p>
      <text:p text:style-name="P5"><text:soft-page-break/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3">background<text:tab/>：#fff<text:tab/><text:tab/><text:tab/>：背景を白にする</text:span></text:p>
      <text:p text:style-name="P80"><text:span text:style-name="T79"><text:tab/>padding<text:tab/>：10px<text:tab/><text:tab/><text:tab/>：要素の幅を10px広げる</text:span></text:p>
      <text:p text:style-name="P80"><text:span text:style-name="T79"><text:tab/>border<text:tab/><text:tab/>：1px solid #999;<text:tab/>：少し灰色目の黒い線で要素を囲む</text:span></text:p>
      <text:p text:style-name="P80"><text:span text:style-name="T79"><text:tab/>border-top<text:tab/>：none<text:tab/><text:tab/><text:tab/>：上部の線を消す</text:span></text:p>
      <text:p text:style-name="P78"/>
      <text:p text:style-name="P56">　　<text:span text:style-name="T26">②.tabLabel</text:span></text:p>
      <text:p text:style-name="P43"><text:s text:c="6"/>概要<text:tab/>：<text:span text:style-name="T74">タブのラベル領域</text:span></text:p>
      <text:p text:style-name="P43">　　種別<text:tab/>：クラス</text:p>
      <text:p text:style-name="P37">　　親<text:tab/><text:tab/>：.<text:span text:style-name="T90">tablist</text:span> ← .<text:span text:style-name="T90">fitstTab</text:span></text:p>
      <text:p text:style-name="P10">　　作成日<text:tab/>：2015.<text:span text:style-name="T22">05.07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3">cursor<text:tab/><text:tab/>：pointer<text:tab/><text:tab/>：マウスカーソルを指にする</text:span></text:p>
      <text:p text:style-name="P78"/>
      <text:p text:style-name="P56">　　<text:span text:style-name="T26">③</text:span><text:span text:style-name="T28">.tablist li</text:span></text:p>
      <text:p text:style-name="P43"><text:s text:c="6"/>概要<text:tab/>：<text:span text:style-name="T75">それぞれのタブ領域</text:span></text:p>
      <text:p text:style-name="P43">　　種別<text:tab/>：タグ</text:p>
      <text:p text:style-name="P37">　　親<text:tab/><text:tab/>：.<text:span text:style-name="T90">tablist</text:span></text:p>
      <text:p text:style-name="P10">　　作成日<text:tab/>：2015.<text:span text:style-name="T22">05.06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3">cursor<text:tab/><text:tab/>：pointer;<text:tab/><text:tab/>：マウスカーソルを指にする</text:span></text:p>
      <text:p text:style-name="P80"><text:span text:style-name="T79"><text:tab/>display<text:tab/><text:tab/>：inline-block<text:tab/><text:tab/>：ブロック要素にしてクリックしやすくする</text:span></text:p>
      <text:p text:style-name="P80"><text:span text:style-name="T79"><text:tab/>padding<text:tab/>：5px<text:tab/><text:tab/><text:tab/>：5px要素の幅を広げる</text:span></text:p>
      <text:p text:style-name="P80"><text:span text:style-name="T79"><text:tab/>color<text:tab/><text:tab/>：#444<text:tab/><text:tab/>：文字色を少しグレーがかかった黒にする</text:span></text:p>
      <text:p text:style-name="P80"><text:span text:style-name="T79"><text:tab/>background<text:tab/>：#eee<text:tab/><text:tab/><text:tab/>：背景をグレーにする</text:span></text:p>
      <text:p text:style-name="P80"><text:span text:style-name="T79"><text:tab/>border<text:tab/><text:tab/>：1px solid #999;<text:tab/>：濃い目の線を引く</text:span></text:p>
      <text:p text:style-name="P80"><text:span text:style-name="T79"><text:tab/>border-bottom<text:tab/><text:tab/>：none：底のボーダをなくす</text:span></text:p>
      <text:p text:style-name="P80"><text:span text:style-name="T79"><text:tab/>border-top-left-radius<text:tab/>：5px<text:tab/>：左上を角丸にする</text:span></text:p>
      <text:p text:style-name="P80"><text:span text:style-name="T79"><text:tab/>border-top-right-radius<text:tab/>：5px<text:tab/>：右上を角丸にする</text:span></text:p>
      <text:p text:style-name="P80"><text:span text:style-name="T79"><text:tab/>height<text:tab/><text:tab/>：22px;<text:tab/><text:tab/>：高さを22pxにする</text:span></text:p>
      <text:p text:style-name="P78"/>
      <text:p text:style-name="P56">　　<text:span text:style-name="T26">④.tabArea .</text:span><text:span text:style-name="T28">tablist li:hover</text:span></text:p>
      <text:p text:style-name="P43"><text:s text:c="6"/>概要<text:tab/>：<text:span text:style-name="T74">それぞれのタブにマウスオーバーしたときのレイアウト</text:span></text:p>
      <text:p text:style-name="P43">　　種別<text:tab/>：クラス</text:p>
      <text:p text:style-name="P37">　　親<text:tab/><text:tab/>：.<text:span text:style-name="T90">tablist</text:span></text:p>
      <text:p text:style-name="P10">　　作成日<text:tab/>：2015.<text:span text:style-name="T22">05.06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4">color<text:tab/><text:tab/>:#999<text:tab/><text:tab/><text:tab/>：文字色をグレーにする</text:span></text:p>
      <text:p text:style-name="P78"/>
      <text:p text:style-name="P56">　　<text:span text:style-name="T26">⑤</text:span><text:span text:style-name="T28">.tabRadio</text:span></text:p>
      <text:p text:style-name="P43"><text:s text:c="6"/>概要<text:tab/>：<text:span text:style-name="T74">タブのラジオボタンのレイアウト</text:span></text:p>
      <text:p text:style-name="P43">　　種別<text:tab/>：クラス</text:p>
      <text:p text:style-name="P38">　　親<text:tab/><text:tab/>：.<text:span text:style-name="T90">firstTabContent</text:span></text:p>
      <text:p text:style-name="P10">　　作成日<text:tab/>：2015.<text:span text:style-name="T22">05.07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4">display<text:tab/><text:tab/>:none<text:tab/><text:tab/><text:tab/>：ラジオボタンを消して見た目をタブにする</text:span></text:p>
      <text:p text:style-name="P78"/>
      <text:p text:style-name="P56">　　<text:span text:style-name="T26">⑥</text:span><text:span text:style-name="T28">.tabRadio:not(:checked) + .tabContent</text:span></text:p>
      <text:p text:style-name="P43"><text:s text:c="6"/>概要<text:tab/>：<text:span text:style-name="T74">選択されていないタブのコンテンツ領域</text:span></text:p>
      <text:p text:style-name="P43">　　種別<text:tab/>：クラス</text:p>
      <text:p text:style-name="P37">　　親<text:tab/><text:tab/>：.<text:span text:style-name="T90">firstTabContent</text:span></text:p>
      <text:p text:style-name="P10">　　作成日<text:tab/>：2015.<text:span text:style-name="T22">05.06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4">display<text:tab/><text:tab/>：none<text:tab/><text:tab/><text:tab/>：選択されていないタブのコンテンツは表示しないようにする</text:span></text:p>
      <text:p text:style-name="P78"><text:soft-page-break/></text:p>
      <text:p text:style-name="P56">　　<text:span text:style-name="T26">⑦.tablist .</text:span><text:span text:style-name="T28">firstTab</text:span></text:p>
      <text:p text:style-name="P43"><text:s text:c="6"/>概要<text:tab/>：<text:span text:style-name="T74">初期表示のタブのレイアウト</text:span></text:p>
      <text:p text:style-name="P43">　　種別<text:tab/>：クラス</text:p>
      <text:p text:style-name="P37">　　親<text:tab/><text:tab/>：.tablist</text:p>
      <text:p text:style-name="P10">　　作成日<text:tab/>：2015.<text:span text:style-name="T22">05.07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4">background<text:tab/>：#fff<text:tab/><text:tab/><text:tab/>：タブの背景を白色にする</text:span></text:p>
      <text:p text:style-name="P18"/>
      <text:p text:style-name="P18">　4)　検索機能レイアウト</text:p>
      <text:p text:style-name="P69">　・検索機能の構成</text:p>
      <text:p text:style-name="P56">　　<text:span text:style-name="T26">①</text:span><text:span text:style-name="T30">.searcharea</text:span></text:p>
      <text:p text:style-name="P43"><text:s text:c="6"/>概要<text:tab/>：<text:span text:style-name="T76">検索機能領域</text:span></text:p>
      <text:p text:style-name="P43">　　種別<text:tab/>：クラス</text:p>
      <text:p text:style-name="P38">　　親<text:tab/><text:tab/>：<text:span text:style-name="T77">.tabContent</text:span></text:p>
      <text:p text:style-name="P10">　　作成日<text:tab/>：2015.<text:span text:style-name="T22">05.07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5">float<text:tab/><text:tab/>：left<text:tab/><text:tab/><text:tab/>：左側に回り込む</text:span></text:p>
      <text:p text:style-name="P69"/>
      <text:p text:style-name="P18">　5)　期間レイアウト</text:p>
      <text:p text:style-name="P18">　・期間の構成</text:p>
      <text:p text:style-name="P56">　　<text:span text:style-name="T26">①</text:span><text:span text:style-name="T30">.periodarea</text:span></text:p>
      <text:p text:style-name="P43"><text:s text:c="6"/>概要<text:tab/>：<text:span text:style-name="T76">期間領域</text:span></text:p>
      <text:p text:style-name="P43">　　種別<text:tab/>：クラス</text:p>
      <text:p text:style-name="P38">　　親<text:tab/><text:tab/>：<text:span text:style-name="T77">.tabContent</text:span></text:p>
      <text:p text:style-name="P10">　　作成日<text:tab/>：2015.<text:span text:style-name="T22">05.06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5">margin-left<text:tab/>：10px<text:tab/><text:tab/><text:tab/>：左から10pxの余白をとる</text:span></text:p>
      <text:p text:style-name="P84"><text:span text:style-name="T79"><text:tab/>float<text:tab/><text:tab/>：left<text:tab/><text:tab/><text:tab/>：左側に回り込む</text:span></text:p>
      <text:p text:style-name="P18">　</text:p>
      <text:p text:style-name="P18">　6)　受注種別レイアウト</text:p>
      <text:p text:style-name="P18">　・受注種別のセレクトボックスの構成</text:p>
      <text:p text:style-name="P56">　　<text:span text:style-name="T26">①</text:span><text:span text:style-name="T30">.choice</text:span></text:p>
      <text:p text:style-name="P43"><text:s text:c="6"/>概要<text:tab/>：<text:span text:style-name="T74">受注種別全体の領域</text:span></text:p>
      <text:p text:style-name="P43">　　種別<text:tab/>：クラス</text:p>
      <text:p text:style-name="P38">　　親<text:tab/><text:tab/>：<text:span text:style-name="T77">.tabContent</text:span></text:p>
      <text:p text:style-name="P10">　　作成日<text:tab/>：2015.<text:span text:style-name="T22">05.06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5">margin-left<text:tab/>：10px<text:tab/><text:tab/><text:tab/>：左から10pxの余白をとる</text:span></text:p>
      <text:p text:style-name="P83"><text:span text:style-name="T79"><text:tab/>float<text:tab/><text:tab/>：left<text:tab/><text:tab/><text:tab/>：左側に回り込む</text:span></text:p>
      <text:p text:style-name="P83"/>
      <text:p text:style-name="P56">　　<text:span text:style-name="T26">②</text:span><text:span text:style-name="T28">.choice .selectbox</text:span></text:p>
      <text:p text:style-name="P43"><text:s text:c="6"/>概要<text:tab/>：<text:span text:style-name="T74">受注種別のセレクトボックスレイアウト</text:span></text:p>
      <text:p text:style-name="P43">　　種別<text:tab/>：クラス</text:p>
      <text:p text:style-name="P37">　　親<text:tab/><text:tab/>：.choice</text:p>
      <text:p text:style-name="P10">　　作成日<text:tab/>：2015.<text:span text:style-name="T22">05.06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5">height<text:tab/><text:tab/>：30px<text:tab/><text:tab/><text:tab/>：高さを30pxに設定する</text:span></text:p>
      <text:p text:style-name="P69"/>
      <text:p text:style-name="P69"><text:span text:style-name="T85">7)　ボタン群レイアウト</text:span></text:p>
      <text:p text:style-name="P69"><text:span text:style-name="T85">・編集ボタン、PDF出力ボタンを囲む領域の構成</text:span></text:p>
      <text:p text:style-name="P56">　　<text:span text:style-name="T26">①</text:span><text:span text:style-name="T28">.buttonList</text:span></text:p>
      <text:p text:style-name="P43"><text:s text:c="6"/>概要<text:tab/>：<text:span text:style-name="T75">ボタン群全体の領域</text:span></text:p>
      <text:p text:style-name="P43">　　種別<text:tab/>：クラス</text:p>
      <text:p text:style-name="P38">　　親<text:tab/><text:tab/>：<text:span text:style-name="T77">.tabContent</text:span></text:p>
      <text:p text:style-name="P10">　　作成日<text:tab/>：2015.<text:span text:style-name="T22">05.06</text:span></text:p>
      <text:p text:style-name="P5"><text:soft-page-break/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5">margin-top<text:tab/>：10px<text:tab/><text:tab/><text:tab/>：上から10pxの余白をとる</text:span></text:p>
      <text:p text:style-name="P83"><text:span text:style-name="T79"><text:tab/>clear<text:tab/><text:tab/>：both<text:tab/><text:tab/><text:tab/><text:tab/>：回り込みを解除する</text:span></text:p>
      <text:p text:style-name="P68"/>
      <text:p text:style-name="P56">　　<text:span text:style-name="T26">②</text:span><text:span text:style-name="T28">.editButtons</text:span></text:p>
      <text:p text:style-name="P43"><text:s text:c="6"/>概要<text:tab/>：<text:span text:style-name="T75">編集ボタン領域</text:span></text:p>
      <text:p text:style-name="P43">　　種別<text:tab/>：クラス</text:p>
      <text:p text:style-name="P38">　　親<text:tab/><text:tab/>：<text:span text:style-name="T20">.buttonList</text:span></text:p>
      <text:p text:style-name="P10">　　作成日<text:tab/>：2015.<text:span text:style-name="T22">05.06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69"><text:span text:style-name="T80"><text:tab/></text:span><text:span text:style-name="T85">width<text:tab/><text:tab/>：30%<text:tab/><text:tab/><text:tab/>：.buttonListの幅の30%にする</text:span></text:p>
      <text:p text:style-name="P84"><text:span text:style-name="T79"><text:tab/>float<text:tab/><text:tab/>：left<text:tab/><text:tab/><text:tab/>：左側に回り込みする</text:span></text:p>
      <text:p text:style-name="P69"/>
      <text:p text:style-name="P56">　　<text:span text:style-name="T26">③</text:span><text:span text:style-name="T28">.pdfButtons</text:span></text:p>
      <text:p text:style-name="P43"><text:s text:c="6"/>概要<text:tab/>：<text:span text:style-name="T75">pdf出力ボタン領域</text:span></text:p>
      <text:p text:style-name="P43">　　種別<text:tab/>：クラス</text:p>
      <text:p text:style-name="P38">　　親<text:tab/><text:tab/>：<text:span text:style-name="T20">.buttonList</text:span></text:p>
      <text:p text:style-name="P10">　　作成日<text:tab/>：2015.<text:span text:style-name="T22">05.07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83"><text:span text:style-name="T79"><text:tab/>float<text:tab/><text:tab/>：right<text:tab/><text:tab/><text:tab/>：右側に回り込む</text:span></text:p>
      <text:p text:style-name="P83"/>
      <text:p text:style-name="P18">　8)　jqgridレイアウト</text:p>
      <text:p text:style-name="P18">　・jqGridで表示する領域の構成</text:p>
      <text:p text:style-name="P56">　　<text:span text:style-name="T26">①</text:span><text:span text:style-name="T28">.wrapList</text:span></text:p>
      <text:p text:style-name="P43"><text:s text:c="6"/>概要<text:tab/>：<text:span text:style-name="T75">jqGridの外枠領域</text:span></text:p>
      <text:p text:style-name="P43">　　種別<text:tab/>：クラス</text:p>
      <text:p text:style-name="P38">　　親<text:tab/><text:tab/>：<text:span text:style-name="T77">.tabContent</text:span></text:p>
      <text:p text:style-name="P10">　　作成日<text:tab/>：2015.<text:span text:style-name="T22">05.07</text:span></text:p>
      <text:p text:style-name="P5">　　設計者<text:tab/>：<text:span text:style-name="T69">T.Yamamoto</text:span></text:p>
      <text:p text:style-name="P5">　　作成者<text:tab/>：<text:span text:style-name="T69">T.Yamamoto</text:span></text:p>
      <text:p text:style-name="P43">　　プロパティ<text:tab/>：</text:p>
      <text:p text:style-name="P83"><text:span text:style-name="T79"><text:tab/>padding-top<text:tab/>：10px<text:tab/><text:tab/><text:tab/>：上から10px要素の幅を広げる</text:span></text:p>
      <text:p text:style-name="P103"><text:span text:style-name="T79"><text:tab/>clear<text:tab/><text:tab/>：both<text:tab/><text:tab/><text:tab/>：回り込みをなくす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ucida Console', monospace"/>
    <style:font-face style:name="Mangal1" svg:font-family="Mangal"/>
    <style:font-face style:name="Meirio " svg:font-family="Meirio"/>
    <style:font-face style:name="Meiryo" svg:font-family="Meiryo"/>
    <style:font-face style:name="ＭＳ 明朝" svg:font-family="'ＭＳ 明朝'" style:font-family-generic="roman"/>
    <style:font-face style:name="メイリオ2" svg:font-family="メイリオ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ボルグドキュメントスタイル" style:family="paragraph" style:parent-style-name="Contents_20_9">
      <style:text-properties style:font-name="メイリオ" fo:font-family="メイリオ" style:font-style-name="レギュラー" style:font-family-generic="modern" style:font-pitch="variable" fo:font-size="9pt" style:font-name-asian="メイリオ" style:font-family-asian="メイリオ" style:font-style-name-asian="レギュラー" style:font-family-generic-asian="modern" style:font-pitch-asian="variable" style:font-size-asian="9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22:23:42.685000000</meta:creation-date>
    <dc:date>2015-05-10T12:03:04.549000000</dc:date>
    <meta:editing-duration>PT4H44M4S</meta:editing-duration>
    <meta:editing-cycles>18</meta:editing-cycles>
    <meta:generator>LibreOffice/4.3.5.2$Windows_x86 LibreOffice_project/3a87456aaa6a95c63eea1c1b3201acedf0751bd5</meta:generator>
    <meta:document-statistic meta:table-count="0" meta:image-count="0" meta:object-count="0" meta:page-count="11" meta:paragraph-count="556" meta:word-count="4261" meta:character-count="9989" meta:non-whitespace-character-count="8046"/>
  </office:meta>
</office:document-meta>
</file>